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89c765" draw:textarea-horizontal-align="justify" draw:textarea-vertical-align="middle" draw:auto-grow-height="false" fo:min-height="0.456cm" fo:min-width="1.029cm"/>
    </style:style>
    <style:style style:name="gr2" style:family="graphic" style:parent-style-name="standard">
      <style:graphic-properties draw:stroke="none" svg:stroke-color="#000000" draw:fill="none" draw:fill-color="#ffffff" fo:min-height="1.271cm"/>
    </style:style>
    <style:style style:name="gr3" style:family="graphic" style:parent-style-name="standard">
      <style:graphic-properties svg:stroke-color="#3465a4" draw:fill-color="#ed1c24" draw:textarea-horizontal-align="justify" draw:textarea-vertical-align="middle" draw:auto-grow-height="false" fo:min-height="0.456cm" fo:min-width="1.029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456cm" fo:min-width="1.029cm"/>
    </style:style>
    <style:style style:name="gr5" style:family="graphic" style:parent-style-name="standard">
      <style:graphic-properties draw:stroke="none" svg:stroke-color="#000000" draw:fill="none" draw:fill-color="#ffffff" fo:min-height="0.915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8.513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1.02cm" fo:min-width="2.548cm"/>
    </style:style>
    <style:style style:name="gr10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1.532cm"/>
    </style:style>
    <style:style style:name="gr11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2.548cm"/>
    </style:style>
    <style:style style:name="gr12" style:family="graphic" style:parent-style-name="standard">
      <style:graphic-properties svg:stroke-color="#3465a4" draw:fill-color="#ed1c24" draw:textarea-horizontal-align="justify" draw:textarea-vertical-align="middle" draw:auto-grow-height="false" fo:min-height="1.02cm" fo:min-width="2.548cm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8.308cm" fo:min-width="0cm" draw:shadow="hidden"/>
    </style:style>
    <style:style style:name="gr14" style:family="graphic" style:parent-style-name="standard">
      <style:graphic-properties svg:stroke-color="#cccccc" draw:textarea-horizontal-align="justify" draw:textarea-vertical-align="middle" draw:auto-grow-height="false" fo:min-height="8.005cm" fo:min-width="4.707cm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16" style:family="graphic" style:parent-style-name="standard">
      <style:graphic-properties draw:stroke="none" svg:stroke-color="#000000" draw:fill="none" draw:fill-color="#ffffff" fo:min-height="0.611cm"/>
    </style:style>
    <style:style style:name="gr17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8" style:family="graphic" style:parent-style-name="standard">
      <style:graphic-properties draw:textarea-horizontal-align="justify" draw:textarea-vertical-align="middle" draw:auto-grow-height="false" fo:min-height="2.264cm" fo:min-width="3.437cm"/>
    </style:style>
    <style:style style:name="gr19" style:family="graphic" style:parent-style-name="standard">
      <style:graphic-properties svg:stroke-color="#cccccc" draw:textarea-horizontal-align="justify" draw:textarea-vertical-align="middle" draw:auto-grow-height="false" fo:min-height="7.961cm" fo:min-width="4.707cm"/>
    </style:style>
    <style:style style:name="gr20" style:family="graphic" style:parent-style-name="standard">
      <style:graphic-properties draw:textarea-horizontal-align="justify" draw:textarea-vertical-align="middle" draw:auto-grow-height="false" fo:min-height="0.395cm" fo:min-width="0.897cm"/>
    </style:style>
    <style:style style:name="gr21" style:family="graphic" style:parent-style-name="standard">
      <style:graphic-properties draw:stroke="none" svg:stroke-color="#000000" draw:fill="none" draw:fill-color="#ffffff" fo:min-height="0.625cm"/>
    </style:style>
    <style:style style:name="gr22" style:family="graphic" style:parent-style-name="standard">
      <style:graphic-properties draw:textarea-horizontal-align="justify" draw:textarea-vertical-align="middle" draw:auto-grow-height="false" fo:min-height="0.395cm" fo:min-width="3.31cm"/>
    </style:style>
    <style:style style:name="gr23" style:family="graphic" style:parent-style-name="standard">
      <style:graphic-properties draw:textarea-horizontal-align="justify" draw:textarea-vertical-align="top" draw:auto-grow-height="false" fo:min-height="3.62cm" fo:min-width="3.31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25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26" style:family="graphic" style:parent-style-name="standard">
      <style:graphic-properties draw:textarea-horizontal-align="justify" draw:textarea-vertical-align="middle" draw:auto-grow-height="false" fo:min-height="5.211cm" fo:min-width="2.929cm"/>
    </style:style>
    <style:style style:name="gr27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28" style:family="graphic" style:parent-style-name="standard">
      <style:graphic-properties draw:textarea-horizontal-align="justify" draw:textarea-vertical-align="middle" draw:auto-grow-height="false" fo:min-height="2.925cm" fo:min-width="2.421cm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30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3.437cm"/>
    </style:style>
    <style:style style:name="gr32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33" style:family="graphic" style:parent-style-name="standard">
      <style:graphic-properties draw:stroke="none" draw:fill="none" fo:min-height="0.561cm"/>
    </style:style>
    <style:style style:name="gr34" style:family="graphic" style:parent-style-name="standard">
      <style:graphic-properties draw:stroke="none" svg:stroke-color="#000000" draw:fill="none" draw:fill-color="#ffffff" fo:min-height="0.728cm"/>
    </style:style>
    <style:style style:name="gr35" style:family="graphic" style:parent-style-name="standard">
      <style:graphic-properties draw:stroke="none" svg:stroke-color="#000000" draw:fill="none" draw:fill-color="#ffffff" fo:min-height="39.631cm"/>
    </style:style>
    <style:style style:name="gr36" style:family="graphic" style:parent-style-name="standard">
      <style:graphic-properties draw:stroke="none" svg:stroke-color="#000000" draw:fill="none" draw:fill-color="#ffffff" fo:min-height="27.45cm"/>
    </style:style>
    <style:style style:name="gr37" style:family="graphic" style:parent-style-name="standard">
      <style:graphic-properties draw:stroke="none" svg:stroke-color="#000000" draw:fill="none" draw:fill-color="#ffffff" fo:min-height="27.196cm"/>
    </style:style>
    <style:style style:name="gr38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89c765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d1c2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opacity="50%"/>
      <style:paragraph-properties fo:text-align="center"/>
      <style:text-properties fo:color="#ce181e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1pt" style:font-size-asian="11pt" style:font-size-complex="11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style:text-properties fo:color="#ce181e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ce181e"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e181e" fo:font-size="15pt" style:font-size-asian="15pt" style:font-size-complex="15pt"/>
    </style:style>
    <style:style style:name="T7" style:family="text">
      <style:text-properties fo:color="#000000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9353" fo:font-size="15pt" style:font-size-asian="15pt" style:font-size-complex="1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imSu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762cm" svg:x="1.507cm" svg:y="3.03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3.032cm">
          <draw:text-box>
            <text:p>可选步骤</text:p>
          </draw:text-box>
        </draw:frame>
        <draw:custom-shape draw:style-name="gr3" draw:text-style-name="P3" draw:layer="layout" svg:width="1.651cm" svg:height="0.762cm" svg:x="1.507cm" svg:y="4.3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4.302cm">
          <draw:text-box>
            <text:p>重要步骤</text:p>
          </draw:text-box>
        </draw:frame>
        <draw:custom-shape draw:style-name="gr4" draw:text-style-name="P4" draw:layer="layout" svg:width="1.651cm" svg:height="0.762cm" svg:x="1.507cm" svg:y="5.57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2" draw:layer="layout" svg:width="3.048cm" svg:height="1.165cm" svg:x="4.301cm" svg:y="5.572cm">
          <draw:text-box>
            <text:p>基本步骤</text:p>
          </draw:text-box>
        </draw:frame>
        <draw:frame draw:style-name="gr6" draw:text-style-name="P2" draw:layer="layout" svg:width="5.715cm" svg:height="1.524cm" svg:x="1.508cm" svg:y="6.842cm">
          <draw:text-box>
            <text:p>【】 <text:s text:c="3"/><text:s/>按钮</text:p>
          </draw:text-box>
        </draw:frame>
        <draw:frame draw:style-name="gr6" draw:text-style-name="P2" draw:layer="layout" svg:width="5.715cm" svg:height="1.524cm" svg:x="1.508cm" svg:y="8.112cm">
          <draw:text-box>
            <text:p><text:s text:c="2"/>[ ] <text:s/><text:s text:c="5"/><text:s text:c="3"/>页面</text:p>
          </draw:text-box>
        </draw:frame>
        <draw:frame draw:style-name="gr6" draw:text-style-name="P2" draw:layer="layout" svg:width="5.715cm" svg:height="1.524cm" svg:x="1.508cm" svg:y="9.382cm">
          <draw:text-box>
            <text:p><text:s text:c="2"/>&lt;&gt; <text:s text:c="5"/><text:s text:c="3"/>选项</text:p>
          </draw:text-box>
        </draw:frame>
        <draw:frame draw:style-name="gr7" draw:text-style-name="P2" draw:layer="layout" svg:width="17.653cm" svg:height="1.27cm" svg:x="1.635cm" svg:y="1.381cm">
          <draw:text-box>
            <text:p>Page 2说明：</text:p>
          </draw:text-box>
        </draw:frame>
        <draw:frame draw:style-name="gr8" draw:text-style-name="P2" draw:layer="layout" svg:width="17.653cm" svg:height="8.763cm" svg:x="1.762cm" svg:y="11.922cm">
          <draw:text-box>
            <text:p>Page 3说明：</text:p>
            <text:p/>
            <text:p>1、页面流程总体方向是至上而下的；</text:p>
            <text:p>2、下一层页面无法返回值上一层；</text:p>
            <text:p>3、同一层大部分页面是可以互相切换的。</text:p>
            <text:p/>
            <text:p/>
            <text:p>Page 4说明：</text:p>
            <text:p>1、系统通用指系统内所有模块都可以使用该页面</text:p>
          </draw:text-box>
        </draw:frame>
      </draw:page>
      <draw:page draw:name="page2" draw:style-name="dp1" draw:master-page-name="Default">
        <draw:custom-shape draw:style-name="gr9" draw:text-style-name="P6" draw:layer="layout" svg:width="3.048cm" svg:height="1.27cm" svg:x="11.414cm" svg:y="2.397cm">
          <text:p text:style-name="P5"><text:span text:style-name="T1">进入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9.001cm" svg:y="8.112cm">
          <text:p text:style-name="P5"><text:span text:style-name="T1">&lt;tim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287cm" svg:y="5.826cm">
          <text:p text:style-name="P5"><text:span text:style-name="T1">点击【目标】，进入</text:span><text:span text:style-name="T1">[</text:span><text:span text:style-name="T1">目标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1.668cm" svg:y="8.112cm">
          <text:p text:style-name="P5"><text:span text:style-name="T1">&lt;Distanc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4.843cm" svg:y="8.112cm">
          <text:p text:style-name="P5"><text:span text:style-name="T1">&lt;Default option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1.16cm" svg:y="17.383cm">
          <text:p text:style-name="P5"><text:span text:style-name="T1">点击【跑步】，进入</text:span><text:span text:style-name="T1">[</text:span><text:span text:style-name="T1">正在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9.255cm" svg:y="19.287cm">
          <text:p text:style-name="P5"><text:span text:style-name="T1">用户跑步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3.954cm" svg:y="19.288cm">
          <text:p text:style-name="P5"><text:span text:style-name="T1">系统记录</text:span><text:span text:style-name="T1">GPS</text:span><text:span text:style-name="T1">轨迹、</text:span></text:p>
          <text:p text:style-name="P5"><text:span text:style-name="T1">时间、距离、步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1.16cm" svg:y="21.193cm">
          <text:p text:style-name="P5"><text:span text:style-name="T1">用户点击【结束】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3.048cm" svg:height="1.27cm" svg:x="11.16cm" svg:y="23.098cm">
          <text:p text:style-name="P5"><text:span text:style-name="T1">进入</text:span><text:span text:style-name="T1">[</text:span><text:span text:style-name="T1">结束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287cm" svg:y="12.176cm">
          <text:p text:style-name="P5"><text:span text:style-name="T1">点击【装备】，进入</text:span><text:span text:style-name="T1">[</text:span><text:span text:style-name="T1">装备选择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287cm" svg:y="13.827cm">
          <text:p text:style-name="P5"><text:span text:style-name="T1">用户选择装备和消耗品，显示总体装备穿戴效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25.257cm">
          <text:p text:style-name="P5"><text:span text:style-name="T1">用户可以点击【分享】，进入</text:span><text:span text:style-name="T1">[</text:span><text:span text:style-name="T1">分享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0.762cm" svg:height="21.209cm" svg:x="2.143cm" svg:y="3.921cm">
          <text:p text:style-name="P5"><text:span text:style-name="T2">业务流程方向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048cm" svg:height="1.27cm" svg:x="11.287cm" svg:y="10.017cm">
          <text:p text:style-name="P5"><text:span text:style-name="T3">点击【确定】，</text:span><text:span text:style-name="T1">提示用户完成目标获得的奖励，返回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287cm" svg:y="15.605cm">
          <text:p text:style-name="P5"><text:span text:style-name="T1">点击【确定】，返回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9.89cm" svg:y="4.175cm">
          <text:p text:style-name="P5"><text:span text:style-name="T1">&lt;</text:span><text:span text:style-name="T1">室外跑步</text:span><text:span text:style-name="T1">&gt;</text:span></text:p>
          <text:p text:style-name="P5"><text:span text:style-name="T1">默认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3.954cm" svg:y="4.175cm">
          <text:p text:style-name="P5"><text:span text:style-name="T1">&lt;</text:span><text:span text:style-name="T1">室内跑步</text:span><text:span text:style-name="T1">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14" draw:text-style-name="P5" draw:layer="layout" svg:width="5.207cm" svg:height="8.255cm" svg:x="1.563cm" svg:y="1.8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3.468cm" svg:y="7.348cm">
          <text:p text:style-name="P5"><text:span text:style-name="T4">开始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4.611cm" svg:y="8.618cm">
          <text:p text:style-name="P5"><text:span text:style-name="T4">装备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.198cm" svg:y="8.618cm">
          <text:p text:style-name="P5"><text:span text:style-name="T4">目标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2.071cm" svg:y="2.141cm">
          <draw:text-box>
            <text:p text:style-name="P5"><text:span text:style-name="T5">[</text:span><text:span text:style-name="T5">开</text:span><text:span text:style-name="T5">始跑</text:span><text:span text:style-name="T5">步</text:span><text:span text:style-name="T5">]</text:span></text:p>
          </draw:text-box>
        </draw:frame>
        <draw:custom-shape draw:style-name="gr14" draw:text-style-name="P5" draw:layer="layout" svg:width="5.207cm" svg:height="8.255cm" svg:x="7.913cm" svg:y="1.8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691cm" svg:y="4.935cm">
          <text:p text:style-name="P5"><text:span text:style-name="T4">时间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691cm" svg:y="8.999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691cm" svg:y="6.205cm">
          <text:p text:style-name="P5"><text:span text:style-name="T4">距离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861cm" svg:x="8.421cm" svg:y="2.141cm">
          <draw:text-box>
            <text:p text:style-name="P5"><text:span text:style-name="T5">[</text:span><text:span text:style-name="T5">目</text:span><text:span text:style-name="T5">标</text:span><text:span text:style-name="T5">]</text:span></text:p>
          </draw:text-box>
        </draw:frame>
        <draw:custom-shape draw:style-name="gr14" draw:text-style-name="P5" draw:layer="layout" svg:width="5.207cm" svg:height="8.255cm" svg:x="14.263cm" svg:y="1.8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279cm" svg:y="8.999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4.898cm" svg:y="4.427cm">
          <text:p text:style-name="P5"><text:span text:style-name="T4">小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4.863cm" svg:y="3.516cm">
          <text:p text:style-name="P5"><text:span text:style-name="T4">跑鞋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861cm" svg:x="14.771cm" svg:y="2.141cm">
          <draw:text-box>
            <text:p text:style-name="P5"><text:span text:style-name="T5">[</text:span><text:span text:style-name="T5">装</text:span><text:span text:style-name="T5">备列</text:span><text:span text:style-name="T5">表</text:span><text:span text:style-name="T5">]</text:span></text:p>
          </draw:text-box>
        </draw:frame>
        <draw:custom-shape draw:style-name="gr15" draw:text-style-name="P10" draw:layer="layout" svg:width="1.397cm" svg:height="0.635cm" svg:x="14.898cm" svg:y="5.316cm">
          <text:p text:style-name="P5"><text:span text:style-name="T4">大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4.898cm" svg:y="6.205cm">
          <text:p text:style-name="P5"><text:span text:style-name="T4">上衣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4.898cm" svg:y="7.094cm">
          <text:p text:style-name="P5"><text:span text:style-name="T4">外套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4.898cm" svg:y="7.983cm">
          <text:p text:style-name="P5"><text:span text:style-name="T4">眼镜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057cm" svg:y="3.538cm">
          <text:p text:style-name="P5"><text:span text:style-name="T4">帽子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057cm" svg:y="4.427cm">
          <text:p text:style-name="P5"><text:span text:style-name="T4">腰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184cm" svg:y="8.999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1.563cm" svg:y="10.7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4.23cm" svg:y="17.762cm">
          <text:p text:style-name="P5"><text:span text:style-name="T4">结束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2.071cm" svg:y="11.031cm">
          <draw:text-box>
            <text:p text:style-name="P5"><text:span text:style-name="T5">[</text:span><text:span text:style-name="T5">正</text:span><text:span text:style-name="T5">在跑</text:span><text:span text:style-name="T5">步</text:span><text:span text:style-name="T5">]</text:span></text:p>
          </draw:text-box>
        </draw:frame>
        <draw:custom-shape draw:style-name="gr14" draw:text-style-name="P5" draw:layer="layout" svg:width="5.207cm" svg:height="8.255cm" svg:x="1.563cm" svg:y="19.667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2.071cm" svg:y="19.921cm">
          <draw:text-box>
            <text:p text:style-name="P5"><text:span text:style-name="T5">[</text:span><text:span text:style-name="T5">结</text:span><text:span text:style-name="T5">束跑</text:span><text:span text:style-name="T5">步</text:span><text:span text:style-name="T5">]</text:span></text:p>
          </draw:text-box>
        </draw:frame>
        <draw:custom-shape draw:style-name="gr17" draw:text-style-name="P10" draw:layer="layout" svg:width="4.191cm" svg:height="2.159cm" svg:x="2.071cm" svg:y="12.174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3.937cm" svg:height="2.514cm" svg:x="2.198cm" svg:y="14.74cm">
          <text:p text:style-name="P5"><text:span text:style-name="T4">距离、时间、步数、</text:span></text:p>
          <text:p text:style-name="P5"><text:span text:style-name="T4">平均步长、卡路里消耗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4.611cm" svg:y="6.205cm">
          <text:p text:style-name="P5"><text:span text:style-name="T4">室内跑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.198cm" svg:y="6.205cm">
          <text:p text:style-name="P5"><text:span text:style-name="T4">室外跑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207cm" svg:height="8.211cm" svg:x="20.654cm" svg:y="1.9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397cm" svg:height="0.645cm" svg:x="21.67cm" svg:y="9.159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4.191cm" svg:height="0.875cm" svg:x="21.162cm" svg:y="2.191cm">
          <draw:text-box>
            <text:p text:style-name="P5"><text:span text:style-name="T5">[</text:span><text:span text:style-name="T5">跑</text:span><text:span text:style-name="T5">鞋</text:span><text:span text:style-name="T5">]</text:span></text:p>
          </draw:text-box>
        </draw:frame>
        <draw:custom-shape draw:style-name="gr20" draw:text-style-name="P10" draw:layer="layout" svg:width="1.397cm" svg:height="0.645cm" svg:x="23.575cm" svg:y="9.159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81cm" svg:height="0.645cm" svg:x="21.416cm" svg:y="3.223cm">
          <text:p text:style-name="P5"><text:span text:style-name="T4">过滤条件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3.81cm" svg:height="3.87cm" svg:x="21.416cm" svg:y="4.514cm">
          <text:p text:style-name="P5"><text:span text:style-name="T4">跑鞋列表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.064cm" svg:height="1.016cm" svg:x="2.071cm" svg:y="24.366cm">
          <text:p text:style-name="P5"><text:span text:style-name="T4">获得的</text:span><text:span text:style-name="T4">token</text:span><text:span text:style-name="T4">数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4.064cm" svg:height="1.016cm" svg:x="2.071cm" svg:y="25.621cm">
          <text:p text:style-name="P5"><text:span text:style-name="T4">掉落的装备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4.064cm" svg:height="1.143cm" svg:x="2.071cm" svg:y="23.096cm">
          <text:p text:style-name="P5"><text:span text:style-name="T4">跑步距离、时间、步数、步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4.191cm" svg:height="2.159cm" svg:x="2.071cm" svg:y="20.81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7cm" svg:height="0.635cm" svg:x="2.071cm" svg:y="27.033cm">
          <text:p text:style-name="P5"><text:span text:style-name="T4">分享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7.786cm" svg:y="19.6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8.802cm" svg:y="26.779cm">
          <text:p text:style-name="P5"><text:span text:style-name="T4">穿上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861cm" svg:x="8.294cm" svg:y="19.921cm">
          <draw:text-box>
            <text:p text:style-name="P5"><text:span text:style-name="T5">[</text:span><text:span text:style-name="T5">装</text:span><text:span text:style-name="T5">备详</text:span><text:span text:style-name="T5">情</text:span><text:span text:style-name="T5">]</text:span></text:p>
          </draw:text-box>
        </draw:frame>
        <draw:custom-shape draw:style-name="gr26" draw:text-style-name="P14" draw:layer="layout" svg:width="3.429cm" svg:height="5.461cm" svg:x="8.675cm" svg:y="20.81cm">
          <text:p text:style-name="P13"><text:span text:style-name="T4"/></text:p>
          <text:p text:style-name="P13"><text:span text:style-name="T4"/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667cm" svg:height="1.143cm" svg:x="9.056cm" svg:y="21.191cm">
          <text:p text:style-name="P5"><text:span text:style-name="T4">装备图片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2.921cm" svg:height="3.175cm" svg:x="8.929cm" svg:y="22.715cm">
          <text:p text:style-name="P13"><text:span text:style-name="T4">名称：</text:span><text:span text:style-name="T4">nike flykit 4%</text:span></text:p>
          <text:p text:style-name="P13"><text:span text:style-name="T4">种类：鞋子</text:span></text:p>
          <text:p text:style-name="P13"><text:span text:style-name="T4">等级：精良</text:span></text:p>
          <text:p text:style-name="P13"><text:span text:style-name="T4">效率：</text:span><text:span text:style-name="T4">3%</text:span></text:p>
          <text:p text:style-name="P13"><text:span text:style-name="T4">暴击：</text:span><text:span text:style-name="T4">0.6%</text:span></text:p>
          <text:p text:style-name="P13"><text:span text:style-name="T4">特殊：每周第一次跑步</text:span><text:span text:style-name="T4">+100%</text:span><text:span text:style-name="T4">暴击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707cm" svg:y="26.779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4.611cm" svg:y="27.033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15.533cm" svg:y="19.667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16.041cm" svg:y="20.048cm">
          <draw:text-box>
            <text:p text:style-name="P5"><text:span text:style-name="T5">[</text:span><text:span text:style-name="T5">分</text:span><text:span text:style-name="T5">享至</text:span><text:span text:style-name="T5">朋友</text:span><text:span text:style-name="T5">圈</text:span><text:span text:style-name="T5">]</text:span></text:p>
          </draw:text-box>
        </draw:frame>
        <draw:custom-shape draw:style-name="gr29" draw:text-style-name="P10" draw:layer="layout" svg:width="1.397cm" svg:height="1.27cm" svg:x="16.041cm" svg:y="23.731cm">
          <text:p text:style-name="P5"><text:span text:style-name="T4">Photo</text:span></text:p>
          <text:p text:style-name="P5"><text:span text:style-name="T4">upload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4.191cm" svg:height="2.286cm" svg:x="16.041cm" svg:y="20.937cm">
          <text:p text:style-name="P5"><text:span text:style-name="T4">地图和轨迹；</text:span></text:p>
          <text:p text:style-name="P5"><text:span text:style-name="T4">跑步距离、时间、步数、步长、卡路里；</text:span></text:p>
          <text:p text:style-name="P5"><text:span text:style-name="T4">获得的</text:span><text:span text:style-name="T4">token</text:span><text:span text:style-name="T4">数量；</text:span></text:p>
          <text:p text:style-name="P5"><text:span text:style-name="T4">掉落的装备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7cm" svg:height="0.635cm" svg:x="17.438cm" svg:y="27.033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.937cm" svg:height="1.016cm" svg:x="16.168cm" svg:y="25.509cm">
          <text:p text:style-name="P5"><text:span text:style-name="T4">评论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.397cm" svg:height="1.27cm" svg:x="19.089cm" svg:y="23.731cm">
          <text:p text:style-name="P5"><text:span text:style-name="T4">Photo</text:span></text:p>
          <text:p text:style-name="P5"><text:span text:style-name="T4">upload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1.397cm" svg:height="1.27cm" svg:x="17.565cm" svg:y="23.731cm">
          <text:p text:style-name="P5"><text:span text:style-name="T4">Photo</text:span></text:p>
          <text:p text:style-name="P5"><text:span text:style-name="T4">upl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.579cm" svg:y="17.762cm">
          <text:p text:style-name="P5"><text:span text:style-name="T4">暂停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7.913cm" svg:y="10.7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58cm" svg:y="17.762cm">
          <text:p text:style-name="P5"><text:span text:style-name="T4">结束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8.421cm" svg:y="11.031cm">
          <draw:text-box>
            <text:p text:style-name="P5"><text:span text:style-name="T5">[</text:span><text:span text:style-name="T5">暂</text:span><text:span text:style-name="T5">停跑</text:span><text:span text:style-name="T5">步</text:span><text:span text:style-name="T5">]</text:span></text:p>
          </draw:text-box>
        </draw:frame>
        <draw:custom-shape draw:style-name="gr17" draw:text-style-name="P10" draw:layer="layout" svg:width="4.191cm" svg:height="2.159cm" svg:x="8.421cm" svg:y="12.174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3.937cm" svg:height="2.514cm" svg:x="8.548cm" svg:y="14.74cm">
          <text:p text:style-name="P5"><text:span text:style-name="T4">距离、时间、步数、</text:span></text:p>
          <text:p text:style-name="P5"><text:span text:style-name="T4">平均步长、卡路里消耗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8.929cm" svg:y="17.762cm">
          <text:p text:style-name="P5"><text:span text:style-name="T4">继续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.175cm" svg:height="2.54cm" svg:x="2.579cm" svg:y="3.284cm">
          <text:p text:style-name="P5"><text:span text:style-name="T4">个人穿戴以后</text:span></text:p>
          <text:p text:style-name="P5"><text:span text:style-name="T4">的形象图片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691cm" svg:y="7.348cm">
          <text:p text:style-name="P5"><text:span text:style-name="T4">默认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397cm" svg:height="0.645cm" svg:x="21.756cm" svg:y="5.37cm">
          <text:p text:style-name="P5"><text:span text:style-name="T4">跑鞋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397cm" svg:height="0.645cm" svg:x="23.407cm" svg:y="6.273cm">
          <text:p text:style-name="P5"><text:span text:style-name="T4">跑鞋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397cm" svg:height="0.645cm" svg:x="21.756cm" svg:y="6.273cm">
          <text:p text:style-name="P5"><text:span text:style-name="T4">跑鞋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397cm" svg:height="0.645cm" svg:x="23.407cm" svg:y="5.37cm">
          <text:p text:style-name="P5"><text:span text:style-name="T4">跑鞋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5" draw:layer="layout" svg:width="1.608cm" svg:height="0.811cm" svg:x="9.466cm" svg:y="14.948cm">
          <draw:text-box>
            <text:p><text:span text:style-name="T4">跑鞋</text:span><text:span text:style-name="T4">1</text:span></text:p>
          </draw:text-box>
        </draw:frame>
        <draw:frame draw:style-name="gr34" draw:text-style-name="P2" draw:layer="layout" svg:width="1.778cm" svg:height="0.978cm" svg:x="22.391cm" svg:y="6.973cm">
          <draw:text-box>
            <text:p>……</text:p>
          </draw:text-box>
        </draw:frame>
        <draw:custom-shape draw:style-name="gr15" draw:text-style-name="P10" draw:layer="layout" svg:width="1.397cm" svg:height="0.635cm" svg:x="17.057cm" svg:y="5.316cm">
          <text:p text:style-name="P5"><text:span text:style-name="T4">消耗品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35" draw:text-style-name="P17" draw:layer="layout" svg:width="17.78cm" svg:height="39.881cm" svg:x="1.127cm" svg:y="0.365cm">
          <draw:text-box>
            <text:p text:style-name="P16"><text:span text:style-name="T6"/></text:p>
            <text:p text:style-name="P16"><text:span text:style-name="T6">【</text:span><text:span text:style-name="T6">开</text:span><text:span text:style-name="T6">始</text:span><text:span text:style-name="T6">跑</text:span><text:span text:style-name="T6">步</text:span><text:span text:style-name="T6">】</text:span><text:span text:style-name="T6">：</text:span></text:p>
            <text:p><text:span text:style-name="T7">1</text:span><text:span text:style-name="T7">、</text:span><text:span text:style-name="T7">选</text:span><text:span text:style-name="T7">择</text:span><text:span text:style-name="T7">&lt;</text:span><text:span text:style-name="T7">室</text:span><text:span text:style-name="T7">外</text:span><text:span text:style-name="T7">跑</text:span><text:span text:style-name="T7">步</text:span><text:span text:style-name="T7">&gt;</text:span><text:span text:style-name="T7">或</text:span><text:span text:style-name="T7">者</text:span><text:span text:style-name="T7">&lt;</text:span><text:span text:style-name="T7">室</text:span><text:span text:style-name="T7">内</text:span><text:span text:style-name="T7">跑</text:span><text:span text:style-name="T7">步</text:span><text:span text:style-name="T7">&gt;</text:span><text:span text:style-name="T7">，</text:span><text:span text:style-name="T7">默</text:span><text:span text:style-name="T7">认</text:span><text:span text:style-name="T7">选</text:span><text:span text:style-name="T7">择</text:span><text:span text:style-name="T7">了</text:span><text:span text:style-name="T7">&lt;</text:span><text:span text:style-name="T7">室</text:span><text:span text:style-name="T7">外</text:span><text:span text:style-name="T7">跑</text:span><text:span text:style-name="T7">步</text:span><text:span text:style-name="T7">&gt;</text:span></text:p>
            <text:p><text:span text:style-name="T7">2</text:span><text:span text:style-name="T7">、</text:span><text:span text:style-name="T7">点</text:span><text:span text:style-name="T7">击</text:span><text:span text:style-name="T7">【</text:span><text:span text:style-name="T7">开</text:span><text:span text:style-name="T7">始</text:span><text:span text:style-name="T7">】</text:span><text:span text:style-name="T7">进</text:span><text:span text:style-name="T7">入</text:span><text:span text:style-name="T7">正</text:span><text:span text:style-name="T7">在</text:span><text:span text:style-name="T7">跑</text:span><text:span text:style-name="T7">步</text:span><text:span text:style-name="T7">；</text:span></text:p>
            <text:p><text:span text:style-name="T7">3</text:span><text:span text:style-name="T7">、</text:span><text:span text:style-name="T7">点</text:span><text:span text:style-name="T7">击</text:span><text:span text:style-name="T7">【</text:span><text:span text:style-name="T7">目</text:span><text:span text:style-name="T7">标</text:span><text:span text:style-name="T7">】</text:span><text:span text:style-name="T7">进</text:span><text:span text:style-name="T7">入</text:span><text:span text:style-name="T7">[</text:span><text:span text:style-name="T7">目</text:span><text:span text:style-name="T7">标</text:span><text:span text:style-name="T7">]</text:span><text:span text:style-name="T7">；</text:span></text:p>
            <text:p><text:span text:style-name="T7">4</text:span><text:span text:style-name="T7">、</text:span><text:span text:style-name="T7">点</text:span><text:span text:style-name="T7">击</text:span><text:span text:style-name="T7">【</text:span><text:span text:style-name="T7">装</text:span><text:span text:style-name="T7">备</text:span><text:span text:style-name="T7">】</text:span><text:span text:style-name="T7">进</text:span><text:span text:style-name="T7">入</text:span><text:span text:style-name="T7">[</text:span><text:span text:style-name="T7">装</text:span><text:span text:style-name="T7">备</text:span><text:span text:style-name="T7">列</text:span><text:span text:style-name="T7">表</text:span><text:span text:style-name="T7">]</text:span><text:span text:style-name="T7">;</text:span></text:p>
            <text:p text:style-name="P16"><text:span text:style-name="T6"/></text:p>
            <text:p text:style-name="P16"><text:span text:style-name="T6">【</text:span><text:span text:style-name="T6">目</text:span><text:span text:style-name="T6">标</text:span><text:span text:style-name="T6">】</text:span><text:span text:style-name="T6">：</text:span></text:p>
            <text:p><text:span text:style-name="T8">1</text:span><text:span text:style-name="T8">、</text:span><text:span text:style-name="T8">【</text:span><text:span text:style-name="T8">时</text:span><text:span text:style-name="T8">间</text:span><text:span text:style-name="T8">】</text:span><text:span text:style-name="T8">可</text:span><text:span text:style-name="T8">选</text:span><text:span text:style-name="T8">范</text:span><text:span text:style-name="T8">围</text:span><text:span text:style-name="T8">为</text:span><text:span text:style-name="T8">：</text:span><text:span text:style-name="T8">1mi</text:span><text:span text:style-name="T8">n ~ </text:span><text:span text:style-name="T8">10h</text:span><text:span text:style-name="T8">our</text:span><text:span text:style-name="T8">，</text:span><text:span text:style-name="T8">默</text:span><text:span text:style-name="T8">认</text:span><text:span text:style-name="T8">落</text:span><text:span text:style-name="T8">在</text:span><text:span text:style-name="T8">上</text:span><text:span text:style-name="T8">次</text:span><text:span text:style-name="T8">选</text:span><text:span text:style-name="T8">择</text:span><text:span text:style-name="T8">的</text:span><text:span text:style-name="T8">时</text:span><text:span text:style-name="T8">间</text:span><text:span text:style-name="T8">；</text:span></text:p>
            <text:p><text:span text:style-name="T8">2</text:span><text:span text:style-name="T8">、</text:span><text:span text:style-name="T8">【</text:span><text:span text:style-name="T8">距</text:span><text:span text:style-name="T8">离</text:span><text:span text:style-name="T8">】</text:span><text:span text:style-name="T8">可</text:span><text:span text:style-name="T8">选</text:span><text:span text:style-name="T8">范</text:span><text:span text:style-name="T8">围</text:span><text:span text:style-name="T8">：</text:span><text:span text:style-name="T8">1 </text:span><text:span text:style-name="T8">km </text:span><text:span text:style-name="T8">~ </text:span><text:span text:style-name="T8">200 </text:span><text:span text:style-name="T8">km</text:span><text:span text:style-name="T8">，</text:span><text:span text:style-name="T8">默</text:span><text:span text:style-name="T8">认</text:span><text:span text:style-name="T8">落</text:span><text:span text:style-name="T8">在</text:span><text:span text:style-name="T8">上</text:span><text:span text:style-name="T8">次</text:span><text:span text:style-name="T8">选</text:span><text:span text:style-name="T8">择</text:span><text:span text:style-name="T8">的</text:span><text:span text:style-name="T8">距</text:span><text:span text:style-name="T8">离</text:span><text:span text:style-name="T8">；</text:span></text:p>
            <text:p><text:span text:style-name="T8">3</text:span><text:span text:style-name="T8">、</text:span><text:span text:style-name="T8">【</text:span><text:span text:style-name="T8">默</text:span><text:span text:style-name="T8">认</text:span><text:span text:style-name="T8">】</text:span><text:span text:style-name="T8">包</text:span><text:span text:style-name="T8">含</text:span><text:span text:style-name="T8">：</text:span><text:span text:style-name="T8">3 </text:span><text:span text:style-name="T8">km, </text:span><text:span text:style-name="T8">5 </text:span><text:span text:style-name="T8">km, </text:span><text:span text:style-name="T8">8 </text:span><text:span text:style-name="T8">km, </text:span><text:span text:style-name="T8">10 </text:span><text:span text:style-name="T8">km, </text:span><text:span text:style-name="T8">15 </text:span><text:span text:style-name="T8">km, </text:span><text:span text:style-name="T8">20 </text:span><text:span text:style-name="T8">km, </text:span><text:span text:style-name="T8">25 </text:span><text:span text:style-name="T8">km, </text:span><text:span text:style-name="T8">30 </text:span><text:span text:style-name="T8">km, </text:span><text:span text:style-name="T8">35 </text:span><text:span text:style-name="T8">km</text:span><text:span text:style-name="T8">，</text:span><text:span text:style-name="T8">半</text:span><text:span text:style-name="T8">程</text:span><text:span text:style-name="T8">马</text:span><text:span text:style-name="T8">拉</text:span><text:span text:style-name="T8">松</text:span><text:span text:style-name="T8">，</text:span><text:span text:style-name="T8">全</text:span><text:span text:style-name="T8">程</text:span><text:span text:style-name="T8">马</text:span><text:span text:style-name="T8">拉</text:span><text:span text:style-name="T8">松</text:span><text:span text:style-name="T8">；</text:span></text:p>
            <text:p><text:span text:style-name="T8">4</text:span><text:span text:style-name="T8">、</text:span><text:span text:style-name="T8">点</text:span><text:span text:style-name="T8">击</text:span><text:span text:style-name="T8">【</text:span><text:span text:style-name="T8">确</text:span><text:span text:style-name="T8">定</text:span><text:span text:style-name="T8">】</text:span><text:span text:style-name="T8">返</text:span><text:span text:style-name="T8">回</text:span><text:span text:style-name="T8">[</text:span><text:span text:style-name="T8">开</text:span><text:span text:style-name="T8">始</text:span><text:span text:style-name="T8">跑</text:span><text:span text:style-name="T8">步</text:span><text:span text:style-name="T8">]</text:span><text:span text:style-name="T8">；</text:span></text:p>
            <text:p><text:span text:style-name="T8"/></text:p>
            <text:p><text:span text:style-name="T6">【</text:span><text:span text:style-name="T6">装</text:span><text:span text:style-name="T6">备</text:span><text:span text:style-name="T6">列</text:span><text:span text:style-name="T6">表</text:span><text:span text:style-name="T6">】</text:span><text:span text:style-name="T6">：</text:span><text:span text:style-name="T6">（</text:span><text:span text:style-name="T6">系</text:span><text:span text:style-name="T6">统</text:span><text:span text:style-name="T6">通</text:span><text:span text:style-name="T6">用</text:span><text:span text:style-name="T6">）</text:span></text:p>
            <text:p text:style-name="P16"><text:span text:style-name="T7">1</text:span><text:span text:style-name="T7">、</text:span><text:span text:style-name="T7">关</text:span><text:span text:style-name="T7">键</text:span><text:span text:style-name="T7">是</text:span><text:span text:style-name="T7">如</text:span><text:span text:style-name="T7">何</text:span><text:span text:style-name="T7">显</text:span><text:span text:style-name="T7">示</text:span><text:span text:style-name="T7">本</text:span><text:span text:style-name="T7">页</text:span><text:span text:style-name="T7">面</text:span><text:span text:style-name="T7">。</text:span></text:p>
            <text:p text:style-name="P16"><text:span text:style-name="T7">2</text:span><text:span text:style-name="T7">、</text:span><text:span text:style-name="T7">点</text:span><text:span text:style-name="T7">击</text:span><text:span text:style-name="T7">【</text:span><text:span text:style-name="T7">自</text:span><text:span text:style-name="T7">动</text:span><text:span text:style-name="T7">】</text:span><text:span text:style-name="T7">，</text:span><text:span text:style-name="T7">给</text:span><text:span text:style-name="T7">用</text:span><text:span text:style-name="T7">户</text:span><text:span text:style-name="T7">装</text:span><text:span text:style-name="T7">备</text:span><text:span text:style-name="T7">上</text:span><text:span text:style-name="T7">每</text:span><text:span text:style-name="T7">个</text:span><text:span text:style-name="T7">部</text:span><text:span text:style-name="T7">位</text:span><text:span text:style-name="T7">最</text:span><text:span text:style-name="T7">高</text:span><text:span text:style-name="T7">等</text:span><text:span text:style-name="T7">级</text:span><text:span text:style-name="T7">的</text:span><text:span text:style-name="T7">装</text:span><text:span text:style-name="T7">备</text:span><text:span text:style-name="T7">（</text:span><text:span text:style-name="T7">耐</text:span><text:span text:style-name="T7">久</text:span><text:span text:style-name="T7">度</text:span><text:span text:style-name="T7">&gt;0</text:span><text:span text:style-name="T7">）</text:span></text:p>
            <text:p text:style-name="P16"><text:span text:style-name="T7">3</text:span><text:span text:style-name="T7">、</text:span><text:span text:style-name="T7">点</text:span><text:span text:style-name="T7">击</text:span><text:span text:style-name="T7">【</text:span><text:span text:style-name="T7">确</text:span><text:span text:style-name="T7">定</text:span><text:span text:style-name="T7">】</text:span><text:span text:style-name="T7">，</text:span><text:span text:style-name="T7">返</text:span><text:span text:style-name="T7">回</text:span><text:span text:style-name="T7">[</text:span><text:span text:style-name="T7">父</text:span><text:span text:style-name="T7">页</text:span><text:span text:style-name="T7">面</text:span><text:span text:style-name="T7">]</text:span><text:span text:style-name="T7">，</text:span><text:span text:style-name="T7">这</text:span><text:span text:style-name="T7">里</text:span><text:span text:style-name="T7">是</text:span><text:span text:style-name="T7">指</text:span><text:span text:style-name="T7">[</text:span><text:span text:style-name="T7">开</text:span><text:span text:style-name="T7">始</text:span><text:span text:style-name="T7">跑</text:span><text:span text:style-name="T7">步</text:span><text:span text:style-name="T7">]</text:span><text:span text:style-name="T7">；</text:span></text:p>
            <text:p text:style-name="P16"><text:span text:style-name="T7"/></text:p>
            <text:p text:style-name="P16"><text:span text:style-name="T6">【</text:span><text:span text:style-name="T6">跑</text:span><text:span text:style-name="T6">鞋</text:span><text:span text:style-name="T6">】</text:span><text:span text:style-name="T6">：</text:span><text:span text:style-name="T6">（</text:span><text:span text:style-name="T6">系</text:span><text:span text:style-name="T6">统</text:span><text:span text:style-name="T6">通</text:span><text:span text:style-name="T6">用</text:span><text:span text:style-name="T6">）</text:span></text:p>
            <text:p text:style-name="P16"><text:span text:style-name="T7">1</text:span><text:span text:style-name="T7">、</text:span><text:span text:style-name="T7">在</text:span><text:span text:style-name="T7">[</text:span><text:span text:style-name="T7">装</text:span><text:span text:style-name="T7">备</text:span><text:span text:style-name="T7">列</text:span><text:span text:style-name="T7">表</text:span><text:span text:style-name="T7">]</text:span><text:span text:style-name="T7">中</text:span><text:span text:style-name="T7">点</text:span><text:span text:style-name="T7">击</text:span><text:span text:style-name="T7">【</text:span><text:span text:style-name="T7">跑</text:span><text:span text:style-name="T7">鞋</text:span><text:span text:style-name="T7">】</text:span><text:span text:style-name="T7">，</text:span><text:span text:style-name="T7">进</text:span><text:span text:style-name="T7">入</text:span><text:span text:style-name="T7">本</text:span><text:span text:style-name="T7">页</text:span><text:span text:style-name="T7">；</text:span></text:p>
            <text:p text:style-name="P16"><text:span text:style-name="T7">2</text:span><text:span text:style-name="T7">、</text:span><text:span text:style-name="T7">过</text:span><text:span text:style-name="T7">滤</text:span><text:span text:style-name="T7">条</text:span><text:span text:style-name="T7">件</text:span><text:span text:style-name="T7">含</text:span><text:span text:style-name="T7">单</text:span><text:span text:style-name="T7">选</text:span><text:span text:style-name="T7">框</text:span><text:span text:style-name="T7">&lt;sp</text:span><text:span text:style-name="T7">eci</text:span><text:span text:style-name="T7">al&gt;</text:span><text:span text:style-name="T7">，</text:span><text:span text:style-name="T7">选</text:span><text:span text:style-name="T7">中</text:span><text:span text:style-name="T7">即</text:span><text:span text:style-name="T7">表</text:span><text:span text:style-name="T7">示</text:span><text:span text:style-name="T7">显</text:span><text:span text:style-name="T7">示</text:span><text:span text:style-name="T7">具</text:span><text:span text:style-name="T7">有</text:span><text:span text:style-name="T7">spe</text:span><text:span text:style-name="T7">cial</text:span><text:span text:style-name="T7">属</text:span><text:span text:style-name="T7">性</text:span><text:span text:style-name="T7">的</text:span><text:span text:style-name="T7">该</text:span><text:span text:style-name="T7">种</text:span><text:span text:style-name="T7">类</text:span><text:span text:style-name="T7">的</text:span><text:span text:style-name="T7">装</text:span><text:span text:style-name="T7">备</text:span><text:span text:style-name="T7">；</text:span></text:p>
            <text:p text:style-name="P16"><text:span text:style-name="T7">3</text:span><text:span text:style-name="T7">、</text:span><text:span text:style-name="T7">默</text:span><text:span text:style-name="T7">认</text:span><text:span text:style-name="T7">装</text:span><text:span text:style-name="T7">备</text:span><text:span text:style-name="T7">是</text:span><text:span text:style-name="T7">按</text:span><text:span text:style-name="T7">等</text:span><text:span text:style-name="T7">级</text:span><text:span text:style-name="T7">由</text:span><text:span text:style-name="T7">高</text:span><text:span text:style-name="T7">到</text:span><text:span text:style-name="T7">低</text:span><text:span text:style-name="T7">排</text:span><text:span text:style-name="T7">序</text:span><text:span text:style-name="T7">；</text:span></text:p>
            <text:p text:style-name="P16"><text:span text:style-name="T7">4</text:span><text:span text:style-name="T7">、</text:span><text:span text:style-name="T7">点</text:span><text:span text:style-name="T7">击</text:span><text:span text:style-name="T7">【</text:span><text:span text:style-name="T7">自</text:span><text:span text:style-name="T7">动</text:span><text:span text:style-name="T7">】</text:span><text:span text:style-name="T7">，</text:span><text:span text:style-name="T7">给</text:span><text:span text:style-name="T7">用</text:span><text:span text:style-name="T7">户</text:span><text:span text:style-name="T7">装</text:span><text:span text:style-name="T7">备</text:span><text:span text:style-name="T7">该</text:span><text:span text:style-name="T7">部</text:span><text:span text:style-name="T7">位</text:span><text:span text:style-name="T7">最</text:span><text:span text:style-name="T7">高</text:span><text:span text:style-name="T7">等</text:span><text:span text:style-name="T7">级</text:span><text:span text:style-name="T7">装</text:span><text:span text:style-name="T7">备</text:span><text:span text:style-name="T7">；</text:span></text:p>
            <text:p text:style-name="P16"><text:span text:style-name="T7">5</text:span><text:span text:style-name="T7">、</text:span><text:span text:style-name="T7">点</text:span><text:span text:style-name="T7">击</text:span><text:span text:style-name="T7">“</text:span><text:span text:style-name="T7">跑</text:span><text:span text:style-name="T7">鞋</text:span><text:span text:style-name="T7">列</text:span><text:span text:style-name="T7">表</text:span><text:span text:style-name="T7">”</text:span><text:span text:style-name="T7">中</text:span><text:span text:style-name="T7">一</text:span><text:span text:style-name="T7">条</text:span><text:span text:style-name="T7">记</text:span><text:span text:style-name="T7">录</text:span><text:span text:style-name="T7">，</text:span><text:span text:style-name="T7">进</text:span><text:span text:style-name="T7">入</text:span><text:span text:style-name="T7">[</text:span><text:span text:style-name="T7">装</text:span><text:span text:style-name="T7">备</text:span><text:span text:style-name="T7">详</text:span><text:span text:style-name="T7">情</text:span><text:span text:style-name="T7">]</text:span><text:span text:style-name="T7">;</text:span></text:p>
            <text:p text:style-name="P16"><text:span text:style-name="T7">6</text:span><text:span text:style-name="T7">、</text:span><text:span text:style-name="T7">点</text:span><text:span text:style-name="T7">击</text:span><text:span text:style-name="T7">【</text:span><text:span text:style-name="T7">确</text:span><text:span text:style-name="T7">定</text:span><text:span text:style-name="T7">】</text:span><text:span text:style-name="T7">，</text:span><text:span text:style-name="T7">返</text:span><text:span text:style-name="T7">回</text:span><text:span text:style-name="T7">[</text:span><text:span text:style-name="T7">父</text:span><text:span text:style-name="T7">页</text:span><text:span text:style-name="T7">面</text:span><text:span text:style-name="T7">]</text:span><text:span text:style-name="T7">，</text:span><text:span text:style-name="T7">这</text:span><text:span text:style-name="T7">里</text:span><text:span text:style-name="T7">是</text:span><text:span text:style-name="T7">指</text:span><text:span text:style-name="T7">[</text:span><text:span text:style-name="T7">装</text:span><text:span text:style-name="T7">备</text:span><text:span text:style-name="T7">列</text:span><text:span text:style-name="T7">表</text:span><text:span text:style-name="T7">]</text:span><text:span text:style-name="T7">；</text:span></text:p>
            <text:p text:style-name="P16"><text:span text:style-name="T7"/></text:p>
            <text:p text:style-name="P16"><text:span text:style-name="T6">【</text:span><text:span text:style-name="T6">装</text:span><text:span text:style-name="T6">备</text:span><text:span text:style-name="T6">详</text:span><text:span text:style-name="T6">情</text:span><text:span text:style-name="T6">】</text:span><text:span text:style-name="T6">：</text:span><text:span text:style-name="T6">（</text:span><text:span text:style-name="T6">系</text:span><text:span text:style-name="T6">统</text:span><text:span text:style-name="T6">通</text:span><text:span text:style-name="T6">用</text:span><text:span text:style-name="T6">）</text:span></text:p>
            <text:p text:style-name="P16"><text:span text:style-name="T7">1</text:span><text:span text:style-name="T7">、</text:span><text:span text:style-name="T7">点</text:span><text:span text:style-name="T7">击</text:span><text:span text:style-name="T7">【</text:span><text:span text:style-name="T7">穿</text:span><text:span text:style-name="T7">上</text:span><text:span text:style-name="T7">】</text:span><text:span text:style-name="T7">，</text:span><text:span text:style-name="T7">替</text:span><text:span text:style-name="T7">换</text:span><text:span text:style-name="T7">用</text:span><text:span text:style-name="T7">户</text:span><text:span text:style-name="T7">当</text:span><text:span text:style-name="T7">前</text:span><text:span text:style-name="T7">相</text:span><text:span text:style-name="T7">同</text:span><text:span text:style-name="T7">部</text:span><text:span text:style-name="T7">位</text:span><text:span text:style-name="T7">已</text:span><text:span text:style-name="T7">穿</text:span><text:span text:style-name="T7">戴</text:span><text:span text:style-name="T7">的</text:span><text:span text:style-name="T7">装</text:span><text:span text:style-name="T7">备</text:span><text:span text:style-name="T7">；</text:span></text:p>
            <text:p text:style-name="P16"><text:span text:style-name="T7">2</text:span><text:span text:style-name="T7">、</text:span><text:span text:style-name="T7">点</text:span><text:span text:style-name="T7">击</text:span><text:span text:style-name="T7">【</text:span><text:span text:style-name="T7">确</text:span><text:span text:style-name="T7">定</text:span><text:span text:style-name="T7">】</text:span><text:span text:style-name="T7">，</text:span><text:span text:style-name="T7">返</text:span><text:span text:style-name="T7">回</text:span><text:span text:style-name="T7">[</text:span><text:span text:style-name="T7">父</text:span><text:span text:style-name="T7">页</text:span><text:span text:style-name="T7">面</text:span><text:span text:style-name="T7">]</text:span><text:span text:style-name="T7">；</text:span></text:p>
            <text:p text:style-name="P16"><text:span text:style-name="T7"/></text:p>
            <text:p text:style-name="P16"><text:span text:style-name="T6">【</text:span><text:span text:style-name="T6">正</text:span><text:span text:style-name="T6">在</text:span><text:span text:style-name="T6">跑</text:span><text:span text:style-name="T6">步</text:span><text:span text:style-name="T6">】</text:span><text:span text:style-name="T6">：</text:span></text:p>
            <text:p text:style-name="P16"><text:span text:style-name="T7">1</text:span><text:span text:style-name="T7">、</text:span><text:span text:style-name="T7">点</text:span><text:span text:style-name="T7">击</text:span><text:span text:style-name="T7">【</text:span><text:span text:style-name="T7">暂</text:span><text:span text:style-name="T7">停</text:span><text:span text:style-name="T7">】</text:span><text:span text:style-name="T7">进</text:span><text:span text:style-name="T7">入</text:span><text:span text:style-name="T7">[</text:span><text:span text:style-name="T7">暂</text:span><text:span text:style-name="T7">停</text:span><text:span text:style-name="T7">跑</text:span><text:span text:style-name="T7">步</text:span><text:span text:style-name="T7">]</text:span><text:span text:style-name="T7">；</text:span></text:p>
            <text:p text:style-name="P16"><text:span text:style-name="T7">2</text:span><text:span text:style-name="T7">、</text:span><text:span text:style-name="T7">点</text:span><text:span text:style-name="T7">击</text:span><text:span text:style-name="T7">【</text:span><text:span text:style-name="T7">结</text:span><text:span text:style-name="T7">束</text:span><text:span text:style-name="T7">】</text:span><text:span text:style-name="T7">进</text:span><text:span text:style-name="T7">入</text:span><text:span text:style-name="T7">[</text:span><text:span text:style-name="T7">结</text:span><text:span text:style-name="T7">束</text:span><text:span text:style-name="T7">跑</text:span><text:span text:style-name="T7">步</text:span><text:span text:style-name="T7">]</text:span><text:span text:style-name="T7">；</text:span></text:p>
            <text:p text:style-name="P16"><text:span text:style-name="T6">【</text:span><text:span text:style-name="T6">暂</text:span><text:span text:style-name="T6">停</text:span><text:span text:style-name="T6">跑</text:span><text:span text:style-name="T6">步</text:span><text:span text:style-name="T6">】</text:span><text:span text:style-name="T6">：</text:span></text:p>
            <text:p text:style-name="P16"><text:span text:style-name="T7">1</text:span><text:span text:style-name="T7">、</text:span><text:span text:style-name="T7">点</text:span><text:span text:style-name="T7">击</text:span><text:span text:style-name="T7">【</text:span><text:span text:style-name="T7">继</text:span><text:span text:style-name="T7">续</text:span><text:span text:style-name="T7">】</text:span><text:span text:style-name="T7">进</text:span><text:span text:style-name="T7">入</text:span><text:span text:style-name="T7">[</text:span><text:span text:style-name="T7">正</text:span><text:span text:style-name="T7">在</text:span><text:span text:style-name="T7">跑</text:span><text:span text:style-name="T7">步</text:span><text:span text:style-name="T7">]</text:span><text:span text:style-name="T7">；</text:span></text:p>
            <text:p text:style-name="P16"><text:span text:style-name="T7">2</text:span><text:span text:style-name="T7">、</text:span><text:span text:style-name="T7">点</text:span><text:span text:style-name="T7">击</text:span><text:span text:style-name="T7">【</text:span><text:span text:style-name="T7">结</text:span><text:span text:style-name="T7">束</text:span><text:span text:style-name="T7">】</text:span><text:span text:style-name="T7">进</text:span><text:span text:style-name="T7">入</text:span><text:span text:style-name="T7">[</text:span><text:span text:style-name="T7">结</text:span><text:span text:style-name="T7">束</text:span><text:span text:style-name="T7">跑</text:span><text:span text:style-name="T7">步</text:span><text:span text:style-name="T7">]</text:span><text:span text:style-name="T7">；</text:span></text:p>
            <text:p><text:span text:style-name="T6"/></text:p>
            <text:p><text:span text:style-name="T6"/></text:p>
            <text:p><text:span text:style-name="T6"/></text:p>
          </draw:text-box>
        </draw:frame>
      </draw:page>
      <draw:page draw:name="page5" draw:style-name="dp1" draw:master-page-name="Default">
        <draw:frame draw:style-name="gr36" draw:text-style-name="P2" draw:layer="layout" svg:width="19cm" svg:height="27.7cm" svg:x="1cm" svg:y="1cm">
          <draw:text-box>
            <text:p text:style-name="P16"><text:span text:style-name="T6">跑</text:span><text:span text:style-name="T6">步</text:span><text:span text:style-name="T6">结</text:span><text:span text:style-name="T6">束</text:span><text:span text:style-name="T6">页</text:span><text:span text:style-name="T6">面</text:span><text:span text:style-name="T6">：</text:span></text:p>
            <text:p text:style-name="P16"><text:span text:style-name="T8">1</text:span><text:span text:style-name="T8">、</text:span><text:span text:style-name="T8">如</text:span><text:span text:style-name="T8">果</text:span><text:span text:style-name="T8">用</text:span><text:span text:style-name="T8">户</text:span><text:span text:style-name="T8">设</text:span><text:span text:style-name="T8">定</text:span><text:span text:style-name="T8">目</text:span><text:span text:style-name="T8">标</text:span><text:span text:style-name="T8">，</text:span><text:span text:style-name="T8">显</text:span><text:span text:style-name="T8">示</text:span><text:span text:style-name="T8">目</text:span><text:span text:style-name="T8">标</text:span><text:span text:style-name="T8">是</text:span><text:span text:style-name="T8">否</text:span><text:span text:style-name="T8">完</text:span><text:span text:style-name="T8">成</text:span><text:span text:style-name="T8">；</text:span><text:span text:style-name="T8">（</text:span><text:span text:style-name="T8">自</text:span><text:span text:style-name="T8">定</text:span><text:span text:style-name="T8">义</text:span><text:span text:style-name="T8">提</text:span><text:span text:style-name="T8">示</text:span><text:span text:style-name="T8">音</text:span><text:span text:style-name="T8">播</text:span><text:span text:style-name="T8">报</text:span><text:span text:style-name="T8">）</text:span></text:p>
            <text:p text:style-name="P16"><text:span text:style-name="T8">2</text:span><text:span text:style-name="T8">、</text:span><text:span text:style-name="T8">如</text:span><text:span text:style-name="T8">果</text:span><text:span text:style-name="T8">tok</text:span><text:span text:style-name="T8">en</text:span><text:span text:style-name="T8">获</text:span><text:span text:style-name="T8">得</text:span><text:span text:style-name="T8">暴</text:span><text:span text:style-name="T8">击</text:span><text:span text:style-name="T8">，</text:span><text:span text:style-name="T8">显</text:span><text:span text:style-name="T8">示</text:span><text:span text:style-name="T8">特</text:span><text:span text:style-name="T8">效</text:span><text:span text:style-name="T8">；</text:span></text:p>
            <text:p text:style-name="P16"><text:span text:style-name="T8">3</text:span><text:span text:style-name="T8">、</text:span><text:span text:style-name="T8">分</text:span><text:span text:style-name="T8">享</text:span><text:span text:style-name="T8">按</text:span><text:span text:style-name="T8">钮</text:span><text:span text:style-name="T8">显</text:span><text:span text:style-name="T8">示</text:span><text:span text:style-name="T8">可</text:span><text:span text:style-name="T8">以</text:span><text:span text:style-name="T8">分</text:span><text:span text:style-name="T8">享</text:span><text:span text:style-name="T8">至</text:span><text:span text:style-name="T8">[Po</text:span><text:span text:style-name="T8">stb</text:span><text:span text:style-name="T8">oar</text:span><text:span text:style-name="T8">d]</text:span><text:span text:style-name="T8">、</text:span><text:span text:style-name="T8">微</text:span><text:span text:style-name="T8">信</text:span><text:span text:style-name="T8">朋</text:span><text:span text:style-name="T8">友</text:span><text:span text:style-name="T8">圈</text:span><text:span text:style-name="T8">、</text:span><text:span text:style-name="T8">微</text:span><text:span text:style-name="T8">信</text:span><text:span text:style-name="T8">好</text:span><text:span text:style-name="T8">友</text:span><text:span text:style-name="T8">的</text:span><text:span text:style-name="T8">提</text:span><text:span text:style-name="T8">示</text:span><text:span text:style-name="T8">；</text:span></text:p>
            <text:p text:style-name="P16"><text:span text:style-name="T8">4</text:span><text:span text:style-name="T8">、</text:span><text:span text:style-name="T8">点</text:span><text:span text:style-name="T8">击</text:span><text:span text:style-name="T8">【</text:span><text:span text:style-name="T8">朋</text:span><text:span text:style-name="T8">友</text:span><text:span text:style-name="T8">圈</text:span><text:span text:style-name="T8">】</text:span><text:span text:style-name="T8">，</text:span><text:span text:style-name="T8">进</text:span><text:span text:style-name="T8">入</text:span><text:span text:style-name="T8">[</text:span><text:span text:style-name="T8">分</text:span><text:span text:style-name="T8">享</text:span><text:span text:style-name="T8">至</text:span><text:span text:style-name="T8">朋</text:span><text:span text:style-name="T8">友</text:span><text:span text:style-name="T8">圈</text:span><text:span text:style-name="T8">]</text:span><text:span text:style-name="T8">;</text:span></text:p>
            <text:p text:style-name="P16"><text:span text:style-name="T8">4</text:span><text:span text:style-name="T8">、</text:span><text:span text:style-name="T8">点</text:span><text:span text:style-name="T8">击</text:span><text:span text:style-name="T8">【</text:span><text:span text:style-name="T8">确</text:span><text:span text:style-name="T8">定</text:span><text:span text:style-name="T8">】</text:span><text:span text:style-name="T8">返</text:span><text:span text:style-name="T8">回</text:span><text:span text:style-name="T8">[</text:span><text:span text:style-name="T8">个</text:span><text:span text:style-name="T8">人</text:span><text:span text:style-name="T8">主</text:span><text:span text:style-name="T8">页</text:span><text:span text:style-name="T8">]</text:span><text:span text:style-name="T8">；</text:span></text:p>
            <text:p text:style-name="P16"><text:span text:style-name="T8"/></text:p>
            <text:p text:style-name="P16"><text:span text:style-name="T6">分</text:span><text:span text:style-name="T6">享</text:span><text:span text:style-name="T6">至</text:span><text:span text:style-name="T6">朋</text:span><text:span text:style-name="T6">友</text:span><text:span text:style-name="T6">圈</text:span><text:span text:style-name="T6">：</text:span></text:p>
            <text:p text:style-name="P16"><text:span text:style-name="T8">1</text:span><text:span text:style-name="T8">、</text:span><text:span text:style-name="T8">可</text:span><text:span text:style-name="T8">以</text:span><text:span text:style-name="T8">上</text:span><text:span text:style-name="T8">传</text:span><text:span text:style-name="T8">照</text:span><text:span text:style-name="T8">片</text:span><text:span text:style-name="T8">，</text:span><text:span text:style-name="T8">填</text:span><text:span text:style-name="T8">写</text:span><text:span text:style-name="T8">评</text:span><text:span text:style-name="T8">论</text:span><text:span text:style-name="T8">；</text:span></text:p>
            <text:p text:style-name="P16"><text:span text:style-name="T8">2</text:span><text:span text:style-name="T8">、</text:span><text:span text:style-name="T8">点</text:span><text:span text:style-name="T8">击</text:span><text:span text:style-name="T8">【</text:span><text:span text:style-name="T8">确</text:span><text:span text:style-name="T8">定</text:span><text:span text:style-name="T8">】</text:span><text:span text:style-name="T8">，</text:span><text:span text:style-name="T8">完</text:span><text:span text:style-name="T8">成</text:span><text:span text:style-name="T8">分</text:span><text:span text:style-name="T8">享</text:span><text:span text:style-name="T8">，</text:span><text:span text:style-name="T8">并</text:span><text:span text:style-name="T8">跳</text:span><text:span text:style-name="T8">转</text:span><text:span text:style-name="T8">至</text:span><text:span text:style-name="T8">[</text:span><text:span text:style-name="T8">个</text:span><text:span text:style-name="T8">人</text:span><text:span text:style-name="T8">主</text:span><text:span text:style-name="T8">页</text:span><text:span text:style-name="T8">]</text:span><text:span text:style-name="T8">；</text:span></text:p>
            <text:p text:style-name="P16"><text:span text:style-name="T8"/></text:p>
            <text:p><text:span text:style-name="T8"/></text:p>
          </draw:text-box>
        </draw:frame>
      </draw:page>
      <draw:page draw:name="page6" draw:style-name="dp1" draw:master-page-name="Default">
        <draw:frame draw:style-name="gr37" draw:text-style-name="P2" draw:layer="layout" svg:width="18.542cm" svg:height="27.446cm" svg:x="1.254cm" svg:y="1.254cm">
          <draw:text-box>
            <text:p text:style-name="P16"><text:span text:style-name="T6">跑</text:span><text:span text:style-name="T6">步</text:span><text:span text:style-name="T6">结</text:span><text:span text:style-name="T6">束</text:span><text:span text:style-name="T6">时</text:span><text:span text:style-name="T6">tok</text:span><text:span text:style-name="T6">en</text:span><text:span text:style-name="T6">的</text:span><text:span text:style-name="T6">获</text:span><text:span text:style-name="T6">取</text:span><text:span text:style-name="T6">算</text:span><text:span text:style-name="T6">法</text:span><text:span text:style-name="T6">：</text:span></text:p>
            <text:p text:style-name="P16"><text:span text:style-name="T8">1</text:span><text:span text:style-name="T8">、</text:span><text:span text:style-name="T9">t</text:span><text:span text:style-name="T9">oke</text:span><text:span text:style-name="T9">n</text:span><text:span text:style-name="T9">发</text:span><text:span text:style-name="T9">行</text:span><text:span text:style-name="T9">阶</text:span><text:span text:style-name="T9">段</text:span><text:span text:style-name="T9">（</text:span><text:span text:style-name="T9">sta</text:span><text:span text:style-name="T9">ge</text:span><text:span text:style-name="T9">）</text:span><text:span text:style-name="T9">的</text:span><text:span text:style-name="T9">描</text:span><text:span text:style-name="T9">述</text:span><text:span text:style-name="T9">：</text:span></text:p>
            <text:p text:style-name="P16"><text:span text:style-name="T10">假</text:span><text:span text:style-name="T10">设</text:span><text:span text:style-name="T10">iss</text:span><text:span text:style-name="T10">ue </text:span><text:span text:style-name="T10">poo</text:span><text:span text:style-name="T10">l</text:span><text:span text:style-name="T10">最</text:span><text:span text:style-name="T10">初</text:span><text:span text:style-name="T10">tok</text:span><text:span text:style-name="T10">en</text:span><text:span text:style-name="T10">数</text:span><text:span text:style-name="T10">量</text:span><text:span text:style-name="T10">为</text:span><text:span text:style-name="T10">M</text:span><text:span text:style-name="T10">，</text:span><text:span text:style-name="T10">当</text:span><text:span text:style-name="T10">前</text:span><text:span text:style-name="T10">数</text:span><text:span text:style-name="T10">量</text:span><text:span text:style-name="T10">为</text:span><text:span text:style-name="T10">n</text:span><text:span text:style-name="T10">，</text:span><text:span text:style-name="T8">发</text:span><text:span text:style-name="T8">行</text:span><text:span text:style-name="T8">减</text:span><text:span text:style-name="T8">速</text:span><text:span text:style-name="T8">因</text:span><text:span text:style-name="T8">子</text:span><text:span text:style-name="T8">为</text:span><text:span text:style-name="T8">p</text:span><text:span text:style-name="T8">，</text:span><text:span text:style-name="T8">发</text:span><text:span text:style-name="T8">行</text:span><text:span text:style-name="T8">阶</text:span><text:span text:style-name="T8">段</text:span><text:span text:style-name="T8">记</text:span><text:span text:style-name="T8">为</text:span><text:span text:style-name="T8">S</text:span><text:span text:style-name="T8">：</text:span></text:p>
            <text:p text:style-name="P16"><text:span text:style-name="T8"><text:tab/></text:span><text:span text:style-name="T8">1)</text:span><text:span text:style-name="T8">、</text:span><text:span text:style-name="T8">当</text:span><text:span text:style-name="T8">n&gt;</text:span><text:span text:style-name="T8">=(p</text:span><text:span text:style-name="T8">-</text:span><text:span text:style-name="T8">1)</text:span><text:span text:style-name="T8">M/</text:span><text:span text:style-name="T8">p</text:span><text:span text:style-name="T8">时</text:span><text:span text:style-name="T8">，</text:span><text:span text:style-name="T8">S=</text:span><text:span text:style-name="T8">1;</text:span></text:p>
            <text:p text:style-name="P16"><text:span text:style-name="T8"><text:tab/></text:span><text:span text:style-name="T8">2)</text:span><text:span text:style-name="T8">、</text:span><text:span text:style-name="T8">(p-</text:span><text:span text:style-name="T8">1)</text:span><text:span text:style-name="T8">M/</text:span><text:span text:style-name="T8">p&lt;</text:span><text:span text:style-name="T8">=n</text:span><text:span text:style-name="T8">&lt;(p</text:span><text:span text:style-name="T8">-</text:span><text:span text:style-name="T8">2)</text:span><text:span text:style-name="T8">M/</text:span><text:span text:style-name="T8">p</text:span><text:span text:style-name="T8">，</text:span><text:span text:style-name="T8">S=</text:span><text:span text:style-name="T8">2</text:span><text:span text:style-name="T8">；</text:span></text:p>
            <text:p text:style-name="P16"><text:span text:style-name="T8"><text:tab/></text:span><text:span text:style-name="T8">3)</text:span><text:span text:style-name="T8">、</text:span><text:span text:style-name="T8">(p-</text:span><text:span text:style-name="T8">2)</text:span><text:span text:style-name="T8">M/</text:span><text:span text:style-name="T8">p&lt;</text:span><text:span text:style-name="T8">=n</text:span><text:span text:style-name="T8">&lt;(p</text:span><text:span text:style-name="T8">-</text:span><text:span text:style-name="T8">3)</text:span><text:span text:style-name="T8">M/</text:span><text:span text:style-name="T8">p</text:span><text:span text:style-name="T8">，</text:span><text:span text:style-name="T8">S=</text:span><text:span text:style-name="T8">3</text:span><text:span text:style-name="T8">；</text:span></text:p>
            <text:p text:style-name="P16"><text:span text:style-name="T8"><text:tab/></text:span><text:span text:style-name="T8">4)</text:span><text:span text:style-name="T8">、</text:span><text:span text:style-name="T8">以</text:span><text:span text:style-name="T8">此</text:span><text:span text:style-name="T8">类</text:span><text:span text:style-name="T8">推</text:span><text:span text:style-name="T8">。</text:span></text:p>
            <text:p text:style-name="P16"><text:span text:style-name="T8"><text:tab/></text:span><text:span text:style-name="T8">5)</text:span><text:span text:style-name="T8">、</text:span><text:span text:style-name="T8">S</text:span><text:span text:style-name="T8">越</text:span><text:span text:style-name="T8">大</text:span><text:span text:style-name="T8">，</text:span><text:span text:style-name="T8">发</text:span><text:span text:style-name="T8">行</text:span><text:span text:style-name="T8">速</text:span><text:span text:style-name="T8">度</text:span><text:span text:style-name="T8">约</text:span><text:span text:style-name="T8">慢</text:span><text:span text:style-name="T8">；</text:span></text:p>
            <text:p text:style-name="P16"><text:span text:style-name="T10"><text:tab/></text:span><text:span text:style-name="T10">6)</text:span><text:span text:style-name="T10">、</text:span><text:span text:style-name="T8">发</text:span><text:span text:style-name="T8">行</text:span><text:span text:style-name="T8">减</text:span><text:span text:style-name="T8">速</text:span><text:span text:style-name="T8">因</text:span><text:span text:style-name="T8">子</text:span><text:span text:style-name="T8">p</text:span><text:span text:style-name="T8">的</text:span><text:span text:style-name="T8">说</text:span><text:span text:style-name="T8">明</text:span><text:span text:style-name="T8">：</text:span></text:p>
            <text:p text:style-name="P16"><text:span text:style-name="T8"><text:tab/></text:span><text:span text:style-name="T8"><text:tab/></text:span><text:span text:style-name="T8">a</text:span><text:span text:style-name="T8">、</text:span><text:span text:style-name="T8">p</text:span><text:span text:style-name="T8">取</text:span><text:span text:style-name="T8">整</text:span><text:span text:style-name="T8">数</text:span><text:span text:style-name="T8">；</text:span></text:p>
            <text:p text:style-name="P16"><text:span text:style-name="T8"><text:s text:c="5"/></text:span><text:span text:style-name="T8"><text:tab/></text:span><text:span text:style-name="T8"><text:tab/></text:span><text:span text:style-name="T8">b</text:span><text:span text:style-name="T8">、</text:span><text:span text:style-name="T8">p</text:span><text:span text:style-name="T8">越</text:span><text:span text:style-name="T8">大</text:span><text:span text:style-name="T8">，</text:span><text:span text:style-name="T8">减</text:span><text:span text:style-name="T8">半</text:span><text:span text:style-name="T8">周</text:span><text:span text:style-name="T8">期</text:span><text:span text:style-name="T8">越</text:span><text:span text:style-name="T8">小</text:span><text:span text:style-name="T8">，</text:span><text:span text:style-name="T8">减</text:span><text:span text:style-name="T8">半</text:span><text:span text:style-name="T8">时</text:span><text:span text:style-name="T8">单</text:span><text:span text:style-name="T8">位</text:span><text:span text:style-name="T8">公</text:span><text:span text:style-name="T8">里</text:span><text:span text:style-name="T8">数</text:span><text:span text:style-name="T8">获</text:span><text:span text:style-name="T8">取</text:span><text:span text:style-name="T8">tok</text:span><text:span text:style-name="T8">en</text:span><text:span text:style-name="T8">的</text:span><text:span text:style-name="T8">数</text:span><text:span text:style-name="T8">量</text:span><text:span text:style-name="T8">变</text:span><text:span text:style-name="T8">化</text:span><text:span text:style-name="T8">越</text:span><text:span text:style-name="T8">小</text:span><text:span text:style-name="T8">;</text:span></text:p>
            <text:p text:style-name="P16"><text:span text:style-name="T8"><text:s text:c="5"/></text:span><text:span text:style-name="T8"><text:tab/></text:span><text:span text:style-name="T8"><text:tab/></text:span><text:span text:style-name="T8">c</text:span><text:span text:style-name="T8">、</text:span><text:span text:style-name="T8">建</text:span><text:span text:style-name="T8">议</text:span><text:span text:style-name="T8">p=</text:span><text:span text:style-name="T8">10</text:span><text:span text:style-name="T8">（</text:span><text:span text:style-name="T8">即</text:span><text:span text:style-name="T8">分</text:span><text:span text:style-name="T8">为</text:span><text:span text:style-name="T8">10</text:span><text:span text:style-name="T8">个</text:span><text:span text:style-name="T8">减</text:span><text:span text:style-name="T8">速</text:span><text:span text:style-name="T8">周</text:span><text:span text:style-name="T8">期</text:span><text:span text:style-name="T8">）</text:span><text:span text:style-name="T8">;</text:span></text:p>
            <text:p text:style-name="P16"><text:span text:style-name="T8"/></text:p>
            <text:p text:style-name="P16"><text:span text:style-name="T8">2</text:span><text:span text:style-name="T8">、</text:span><text:span text:style-name="T9">单</text:span><text:span text:style-name="T9">位</text:span><text:span text:style-name="T9">距</text:span><text:span text:style-name="T9">离</text:span><text:span text:style-name="T9">tok</text:span><text:span text:style-name="T9">en</text:span><text:span text:style-name="T9">发</text:span><text:span text:style-name="T9">行</text:span><text:span text:style-name="T9">速</text:span><text:span text:style-name="T9">度</text:span><text:span text:style-name="T9">计</text:span><text:span text:style-name="T9">算</text:span><text:span text:style-name="T9">公</text:span><text:span text:style-name="T9">式</text:span><text:span text:style-name="T9">：</text:span></text:p>
            <text:p text:style-name="P16"><text:span text:style-name="T10">设</text:span><text:span text:style-name="T8">发</text:span><text:span text:style-name="T8">行</text:span><text:span text:style-name="T8">减</text:span><text:span text:style-name="T8">速</text:span><text:span text:style-name="T8">因</text:span><text:span text:style-name="T8">子</text:span><text:span text:style-name="T8">为</text:span><text:span text:style-name="T8">p,</text:span><text:span text:style-name="T8">当</text:span><text:span text:style-name="T8">前</text:span><text:span text:style-name="T8">发</text:span><text:span text:style-name="T8">行</text:span><text:span text:style-name="T8">阶</text:span><text:span text:style-name="T8">段</text:span><text:span text:style-name="T8">为</text:span><text:span text:style-name="T8">S</text:span><text:span text:style-name="T8">，</text:span><text:span text:style-name="T8">则</text:span><text:span text:style-name="T8">当</text:span><text:span text:style-name="T8">前</text:span><text:span text:style-name="T8">的</text:span><text:span text:style-name="T8">发</text:span><text:span text:style-name="T8">行</text:span><text:span text:style-name="T8">速</text:span><text:span text:style-name="T8">度</text:span><text:span text:style-name="T8">为</text:span><text:span text:style-name="T8">：</text:span></text:p>
            <text:p text:style-name="P16"><text:span text:style-name="T8"><text:tab/></text:span><text:span text:style-name="T8">1)</text:span><text:span text:style-name="T8">、</text:span><text:span text:style-name="T8">每</text:span><text:span text:style-name="T8">0.5</text:span><text:span text:style-name="T8">公</text:span><text:span text:style-name="T8">里</text:span><text:span text:style-name="T8">发</text:span><text:span text:style-name="T8">行</text:span><text:span text:style-name="T8">数</text:span><text:span text:style-name="T8">量</text:span><text:span text:style-name="T8">为</text:span><text:span text:style-name="T8">：</text:span><text:span text:style-name="T8">1* </text:span><text:span text:style-name="T8">(p-</text:span><text:span text:style-name="T8">S+</text:span><text:span text:style-name="T8">1)/</text:span><text:span text:style-name="T8">p ; </text:span></text:p>
            <text:p text:style-name="P16"><text:span text:style-name="T8"><text:tab/></text:span><text:span text:style-name="T8">2)</text:span><text:span text:style-name="T8">、</text:span><text:span text:style-name="T8">此</text:span><text:span text:style-name="T8">计</text:span><text:span text:style-name="T8">算</text:span><text:span text:style-name="T8">公</text:span><text:span text:style-name="T8">式</text:span><text:span text:style-name="T8">不</text:span><text:span text:style-name="T8">考</text:span><text:span text:style-name="T8">虑</text:span><text:span text:style-name="T8">其</text:span><text:span text:style-name="T8">他</text:span><text:span text:style-name="T8">加</text:span><text:span text:style-name="T8">成</text:span><text:span text:style-name="T8">。</text:span></text:p>
            <text:p text:style-name="P16"><text:span text:style-name="T8"/></text:p>
            <text:p text:style-name="P16"><text:span text:style-name="T8">3</text:span><text:span text:style-name="T8">、</text:span><text:span text:style-name="T9">单</text:span><text:span text:style-name="T9">次</text:span><text:span text:style-name="T9">跑</text:span><text:span text:style-name="T9">步</text:span><text:span text:style-name="T9">获</text:span><text:span text:style-name="T9">取</text:span><text:span text:style-name="T9">tok</text:span><text:span text:style-name="T9">en</text:span><text:span text:style-name="T9">的</text:span><text:span text:style-name="T9">计</text:span><text:span text:style-name="T9">算</text:span><text:span text:style-name="T9">公</text:span><text:span text:style-name="T9">式</text:span><text:span text:style-name="T9">：</text:span></text:p>
            <text:p text:style-name="P16"><text:span text:style-name="T8">假</text:span><text:span text:style-name="T8">设</text:span><text:span text:style-name="T8">用</text:span><text:span text:style-name="T8">户</text:span><text:span text:style-name="T8">A</text:span><text:span text:style-name="T8">跑</text:span><text:span text:style-name="T8">步</text:span><text:span text:style-name="T8">m</text:span><text:span text:style-name="T8">公</text:span><text:span text:style-name="T8">里</text:span><text:span text:style-name="T8">，</text:span><text:span text:style-name="T8">装</text:span><text:span text:style-name="T8">备</text:span><text:span text:style-name="T8">获</text:span><text:span text:style-name="T8">得</text:span><text:span text:style-name="T8">的</text:span><text:span text:style-name="T8">tok</text:span><text:span text:style-name="T8">en</text:span><text:span text:style-name="T8">加</text:span><text:span text:style-name="T8">成</text:span><text:span text:style-name="T8">x%</text:span><text:span text:style-name="T8">（</text:span><text:span text:style-name="T8">x</text:span><text:span text:style-name="T8">可</text:span><text:span text:style-name="T8">以</text:span><text:span text:style-name="T8">为</text:span><text:span text:style-name="T8">负</text:span><text:span text:style-name="T8">）</text:span><text:span text:style-name="T8">，</text:span><text:span text:style-name="T8">暴</text:span><text:span text:style-name="T8">击</text:span><text:span text:style-name="T8">率</text:span><text:span text:style-name="T8">z</text:span><text:span text:style-name="T8">%</text:span><text:span text:style-name="T8">，</text:span><text:span text:style-name="T8">其</text:span><text:span text:style-name="T8">他</text:span><text:span text:style-name="T8">道</text:span><text:span text:style-name="T8">具</text:span><text:span text:style-name="T8">（</text:span><text:span text:style-name="T8">比</text:span><text:span text:style-name="T8">如</text:span><text:span text:style-name="T8">消</text:span><text:span text:style-name="T8">耗</text:span><text:span text:style-name="T8">品</text:span><text:span text:style-name="T8">）</text:span><text:span text:style-name="T8">加</text:span><text:span text:style-name="T8">成</text:span><text:span text:style-name="T8">为</text:span><text:span text:style-name="T8">y</text:span><text:span text:style-name="T8">%</text:span><text:span text:style-name="T8">，</text:span><text:span text:style-name="T8">则</text:span><text:span text:style-name="T8">该</text:span><text:span text:style-name="T8">次</text:span><text:span text:style-name="T8">跑</text:span><text:span text:style-name="T8">步</text:span><text:span text:style-name="T8">获</text:span><text:span text:style-name="T8">得</text:span><text:span text:style-name="T8">的</text:span><text:span text:style-name="T8">tok</text:span><text:span text:style-name="T8">en</text:span><text:span text:style-name="T8">数</text:span><text:span text:style-name="T8">量</text:span><text:span text:style-name="T8">n</text:span><text:span text:style-name="T8">为</text:span><text:span text:style-name="T8">：</text:span></text:p>
            <text:p text:style-name="P16"><text:span text:style-name="T8">n = </text:span><text:span text:style-name="T8">m * </text:span><text:span text:style-name="T8">2 * </text:span><text:span text:style-name="T8">(1 </text:span><text:span text:style-name="T8">+ x</text:span><text:span text:style-name="T8">%) </text:span><text:span text:style-name="T8">* (1 </text:span><text:span text:style-name="T8">+ y</text:span><text:span text:style-name="T8">%);</text:span><text:span text:style-name="T8">然</text:span><text:span text:style-name="T8">后</text:span><text:span text:style-name="T8">判</text:span><text:span text:style-name="T8">定</text:span><text:span text:style-name="T8">是</text:span><text:span text:style-name="T8">否</text:span><text:span text:style-name="T8">暴</text:span><text:span text:style-name="T8">击</text:span><text:span text:style-name="T8">，</text:span><text:span text:style-name="T8">暴</text:span><text:span text:style-name="T8">击</text:span><text:span text:style-name="T8">成</text:span><text:span text:style-name="T8">功</text:span><text:span text:style-name="T8">，</text:span><text:span text:style-name="T8">n</text:span><text:span text:style-name="T8">翻</text:span><text:span text:style-name="T8">倍</text:span><text:span text:style-name="T8">。</text:span></text:p>
            <text:p text:style-name="P16"><text:span text:style-name="T8">注</text:span><text:span text:style-name="T8">：</text:span><text:span text:style-name="T8">spe</text:span><text:span text:style-name="T8">cial</text:span><text:span text:style-name="T8">属</text:span><text:span text:style-name="T8">性</text:span><text:span text:style-name="T8">已</text:span><text:span text:style-name="T8">经</text:span><text:span text:style-name="T8">包</text:span><text:span text:style-name="T8">含</text:span><text:span text:style-name="T8">在</text:span><text:span text:style-name="T8">x</text:span><text:span text:style-name="T8">和</text:span><text:span text:style-name="T8">z</text:span><text:span text:style-name="T8">的</text:span><text:span text:style-name="T8">数</text:span><text:span text:style-name="T8">值</text:span><text:span text:style-name="T8">中</text:span><text:span text:style-name="T8">；</text:span></text:p>
            <text:p text:style-name="P16"><text:span text:style-name="T8"/></text:p>
            <text:p text:style-name="P16"><text:span text:style-name="T8">4</text:span><text:span text:style-name="T8">、</text:span><text:span text:style-name="T9">暴</text:span><text:span text:style-name="T9">击</text:span><text:span text:style-name="T9">判</text:span><text:span text:style-name="T9">定</text:span><text:span text:style-name="T9">算</text:span><text:span text:style-name="T9">法</text:span><text:span text:style-name="T9">：</text:span></text:p>
            <text:p text:style-name="P16"><text:span text:style-name="T8">暴</text:span><text:span text:style-name="T8">击</text:span><text:span text:style-name="T8">率</text:span><text:span text:style-name="T8">z%</text:span><text:span text:style-name="T8">中</text:span><text:span text:style-name="T8">，</text:span><text:span text:style-name="T8">z</text:span><text:span text:style-name="T8">保</text:span><text:span text:style-name="T8">留</text:span><text:span text:style-name="T8">2</text:span><text:span text:style-name="T8">位</text:span><text:span text:style-name="T8">小</text:span><text:span text:style-name="T8">数</text:span><text:span text:style-name="T8">。</text:span><text:span text:style-name="T8">随</text:span><text:span text:style-name="T8">机</text:span><text:span text:style-name="T8">取</text:span><text:span text:style-name="T8">0-</text:span><text:span text:style-name="T8">100</text:span><text:span text:style-name="T8">00</text:span><text:span text:style-name="T8">中</text:span><text:span text:style-name="T8">一</text:span><text:span text:style-name="T8">个</text:span><text:span text:style-name="T8">数</text:span><text:span text:style-name="T8">A</text:span><text:span text:style-name="T8">，</text:span><text:span text:style-name="T8">如</text:span><text:span text:style-name="T8">果</text:span><text:span text:style-name="T8">A&lt;</text:span><text:span text:style-name="T8">=z*</text:span><text:span text:style-name="T8">100</text:span><text:span text:style-name="T8">，</text:span><text:span text:style-name="T8">暴</text:span><text:span text:style-name="T8">击</text:span><text:span text:style-name="T8">；</text:span><text:span text:style-name="T8">如</text:span><text:span text:style-name="T8">果</text:span><text:span text:style-name="T8">z*1</text:span><text:span text:style-name="T8">00</text:span><text:span text:style-name="T8">&lt;A</text:span><text:span text:style-name="T8">&lt;=</text:span><text:span text:style-name="T8">100</text:span><text:span text:style-name="T8">00</text:span><text:span text:style-name="T8">，</text:span><text:span text:style-name="T8">暴</text:span><text:span text:style-name="T8">击</text:span><text:span text:style-name="T8">失</text:span><text:span text:style-name="T8">败</text:span><text:span text:style-name="T8">；</text:span><text:span text:style-name="T8">；</text:span></text:p>
            <text:p><text:span text:style-name="T6"/></text:p>
            <text:p><text:span text:style-name="T6"/></text:p>
            <text:p text:style-name="P16"><text:span text:style-name="T6"/></text:p>
            <text:p><text:span text:style-name="T8"/></text:p>
            <text:p><text:span text:style-name="T8"/></text:p>
          </draw:text-box>
        </draw:frame>
      </draw:page>
      <draw:page draw:name="page7" draw:style-name="dp1" draw:master-page-name="Default">
        <draw:frame draw:style-name="gr36" draw:text-style-name="P2" draw:layer="layout" svg:width="19cm" svg:height="27.7cm" svg:x="1cm" svg:y="1cm">
          <draw:text-box>
            <text:p text:style-name="P16"><text:span text:style-name="T6">跑</text:span><text:span text:style-name="T6">步</text:span><text:span text:style-name="T6">结</text:span><text:span text:style-name="T6">束</text:span><text:span text:style-name="T6">时</text:span><text:span text:style-name="T6">装</text:span><text:span text:style-name="T6">备</text:span><text:span text:style-name="T6">的</text:span><text:span text:style-name="T6">掉</text:span><text:span text:style-name="T6">落</text:span><text:span text:style-name="T6">算</text:span><text:span text:style-name="T6">法</text:span><text:span text:style-name="T6">：</text:span></text:p>
            <text:p><text:span text:style-name="T8">1</text:span><text:span text:style-name="T8">、</text:span><text:span text:style-name="T9">掉</text:span><text:span text:style-name="T9">落</text:span><text:span text:style-name="T9">时</text:span><text:span text:style-name="T9">，</text:span><text:span text:style-name="T9">装</text:span><text:span text:style-name="T9">备</text:span><text:span text:style-name="T9">生</text:span><text:span text:style-name="T9">成</text:span><text:span text:style-name="T9">方</text:span><text:span text:style-name="T9">式</text:span><text:span text:style-name="T8">：</text:span></text:p>
            <text:p><text:span text:style-name="T8">种</text:span><text:span text:style-name="T8">类</text:span><text:span text:style-name="T8">→</text:span><text:span text:style-name="T8">级</text:span><text:span text:style-name="T8">别</text:span><text:span text:style-name="T8">→</text:span><text:span text:style-name="T8">按</text:span><text:span text:style-name="T8">级</text:span><text:span text:style-name="T8">别</text:span><text:span text:style-name="T8">随</text:span><text:span text:style-name="T8">机</text:span><text:span text:style-name="T8">各</text:span><text:span text:style-name="T8">类</text:span><text:span text:style-name="T8">属</text:span><text:span text:style-name="T8">性</text:span><text:span text:style-name="T8">的</text:span><text:span text:style-name="T8">数</text:span><text:span text:style-name="T8">值</text:span><text:span text:style-name="T8">；</text:span></text:p>
            <text:p text:style-name="P16"><text:span text:style-name="T9"/></text:p>
            <text:p><text:span text:style-name="T8">2</text:span><text:span text:style-name="T8">、</text:span><text:span text:style-name="T9">各</text:span><text:span text:style-name="T9">等</text:span><text:span text:style-name="T9">级</text:span><text:span text:style-name="T9">装</text:span><text:span text:style-name="T9">备</text:span><text:span text:style-name="T9">掉</text:span><text:span text:style-name="T9">落</text:span><text:span text:style-name="T9">时</text:span><text:span text:style-name="T9">默</text:span><text:span text:style-name="T9">认</text:span><text:span text:style-name="T9">属</text:span><text:span text:style-name="T9">性</text:span><text:span text:style-name="T9">：</text:span></text:p>
            <text:p text:style-name="P16"><text:span text:style-name="T8"><text:tab/></text:span><text:span text:style-name="T8">1). </text:span><text:span text:style-name="T8">普</text:span><text:span text:style-name="T8">通</text:span><text:span text:style-name="T8">whi</text:span><text:span text:style-name="T8">te</text:span><text:span text:style-name="T8">：</text:span><text:span text:style-name="T8">dur</text:span><text:span text:style-name="T8">abil</text:span><text:span text:style-name="T8">ity</text:span><text:span text:style-name="T8">（</text:span><text:span text:style-name="T8">20</text:span><text:span text:style-name="T8">%-</text:span><text:span text:style-name="T8">100</text:span><text:span text:style-name="T8">%</text:span><text:span text:style-name="T8">）</text:span><text:span text:style-name="T8">、</text:span><text:span text:style-name="T8">effi</text:span><text:span text:style-name="T8">cie</text:span><text:span text:style-name="T8">ncy</text:span><text:span text:style-name="T8">（</text:span><text:span text:style-name="T8">0.1</text:span><text:span text:style-name="T8">-</text:span><text:span text:style-name="T8">1.5</text:span><text:span text:style-name="T8">%</text:span><text:span text:style-name="T8">）</text:span><text:span text:style-name="T8">、</text:span><text:span text:style-name="T8">crit</text:span><text:span text:style-name="T8">（</text:span><text:span text:style-name="T8">0</text:span><text:span text:style-name="T8">）</text:span><text:span text:style-name="T8">、</text:span><text:span text:style-name="T8">spe</text:span><text:span text:style-name="T8">cial</text:span><text:span text:style-name="T8">（</text:span><text:span text:style-name="T8">暂</text:span><text:span text:style-name="T8">无</text:span><text:span text:style-name="T8">）</text:span><text:span text:style-name="T8">；</text:span></text:p>
            <text:p text:style-name="P16"><text:span text:style-name="T8"><text:tab/></text:span><text:span text:style-name="T8">2). </text:span><text:span text:style-name="T8">优</text:span><text:span text:style-name="T8">秀</text:span><text:span text:style-name="T8">yell</text:span><text:span text:style-name="T8">ow</text:span><text:span text:style-name="T8">：</text:span><text:span text:style-name="T8">dur</text:span><text:span text:style-name="T8">abil</text:span><text:span text:style-name="T8">ity</text:span><text:span text:style-name="T8">（</text:span><text:span text:style-name="T8">20</text:span><text:span text:style-name="T8">%-</text:span><text:span text:style-name="T8">100</text:span><text:span text:style-name="T8">%</text:span><text:span text:style-name="T8">）</text:span><text:span text:style-name="T8">、</text:span><text:span text:style-name="T8">effi</text:span><text:span text:style-name="T8">cie</text:span><text:span text:style-name="T8">ncy</text:span><text:span text:style-name="T8">（</text:span><text:span text:style-name="T8">1-</text:span><text:span text:style-name="T8">2.5</text:span><text:span text:style-name="T8">%</text:span><text:span text:style-name="T8">）</text:span><text:span text:style-name="T8">、</text:span><text:span text:style-name="T8">crit</text:span><text:span text:style-name="T8">（</text:span><text:span text:style-name="T8">0-</text:span><text:span text:style-name="T8">0.5</text:span><text:span text:style-name="T8">%</text:span><text:span text:style-name="T8">）</text:span><text:span text:style-name="T8">、</text:span><text:span text:style-name="T8">spe</text:span><text:span text:style-name="T8">cial</text:span><text:span text:style-name="T8">（</text:span><text:span text:style-name="T8">暂</text:span><text:span text:style-name="T8">无</text:span><text:span text:style-name="T8">）</text:span><text:span text:style-name="T8">;</text:span></text:p>
            <text:p text:style-name="P16"><text:span text:style-name="T8"><text:tab/></text:span><text:span text:style-name="T8">3). </text:span><text:span text:style-name="T8">精</text:span><text:span text:style-name="T8">良</text:span><text:span text:style-name="T8">blu</text:span><text:span text:style-name="T8">e</text:span><text:span text:style-name="T8">：</text:span><text:span text:style-name="T8">dur</text:span><text:span text:style-name="T8">abil</text:span><text:span text:style-name="T8">ity</text:span><text:span text:style-name="T8">（</text:span><text:span text:style-name="T8">20</text:span><text:span text:style-name="T8">%-</text:span><text:span text:style-name="T8">100</text:span><text:span text:style-name="T8">%</text:span><text:span text:style-name="T8">）</text:span><text:span text:style-name="T8">、</text:span><text:span text:style-name="T8">effi</text:span><text:span text:style-name="T8">cie</text:span><text:span text:style-name="T8">ncy</text:span><text:span text:style-name="T8">（</text:span><text:span text:style-name="T8">2-</text:span><text:span text:style-name="T8">3.5</text:span><text:span text:style-name="T8">%</text:span><text:span text:style-name="T8">）</text:span><text:span text:style-name="T8">、</text:span><text:span text:style-name="T8">crit</text:span><text:span text:style-name="T8">（</text:span><text:span text:style-name="T8">0.2</text:span><text:span text:style-name="T8">5-</text:span><text:span text:style-name="T8">0.7</text:span><text:span text:style-name="T8">5%</text:span><text:span text:style-name="T8">）</text:span><text:span text:style-name="T8">、</text:span><text:span text:style-name="T8">spe</text:span><text:span text:style-name="T8">cial</text:span><text:span text:style-name="T8">（</text:span><text:span text:style-name="T8">暂</text:span><text:span text:style-name="T8">无</text:span><text:span text:style-name="T8">）</text:span><text:span text:style-name="T8">;</text:span></text:p>
            <text:p text:style-name="P16"><text:span text:style-name="T8"><text:tab/></text:span><text:span text:style-name="T8">4). </text:span><text:span text:style-name="T8">史</text:span><text:span text:style-name="T8">诗</text:span><text:span text:style-name="T8">ora</text:span><text:span text:style-name="T8">nge</text:span><text:span text:style-name="T8">：</text:span><text:span text:style-name="T8">dur</text:span><text:span text:style-name="T8">abil</text:span><text:span text:style-name="T8">ity</text:span><text:span text:style-name="T8">（</text:span><text:span text:style-name="T8">20</text:span><text:span text:style-name="T8">%-</text:span><text:span text:style-name="T8">100</text:span><text:span text:style-name="T8">%</text:span><text:span text:style-name="T8">）</text:span><text:span text:style-name="T8">、</text:span><text:span text:style-name="T8">effi</text:span><text:span text:style-name="T8">cie</text:span><text:span text:style-name="T8">ncy</text:span><text:span text:style-name="T8">（</text:span><text:span text:style-name="T8">3.5</text:span><text:span text:style-name="T8">-</text:span><text:span text:style-name="T8">5%</text:span><text:span text:style-name="T8">）</text:span><text:span text:style-name="T8">、</text:span><text:span text:style-name="T8">crit</text:span><text:span text:style-name="T8">（</text:span><text:span text:style-name="T8">0.5</text:span><text:span text:style-name="T8">-</text:span><text:span text:style-name="T8">1</text:span><text:span text:style-name="T8">）</text:span><text:span text:style-name="T8">、</text:span><text:span text:style-name="T8">spe</text:span><text:span text:style-name="T8">cial</text:span><text:span text:style-name="T8">（</text:span><text:span text:style-name="T8">暂</text:span><text:span text:style-name="T8">无</text:span><text:span text:style-name="T8">）</text:span><text:span text:style-name="T8">;</text:span></text:p>
            <text:p text:style-name="P16"><text:span text:style-name="T8"><text:tab/></text:span><text:span text:style-name="T8">5). </text:span><text:span text:style-name="T8">传</text:span><text:span text:style-name="T8">说</text:span><text:span text:style-name="T8">gol</text:span><text:span text:style-name="T8">den</text:span><text:span text:style-name="T8">：</text:span><text:span text:style-name="T8">dur</text:span><text:span text:style-name="T8">abil</text:span><text:span text:style-name="T8">ity</text:span><text:span text:style-name="T8">（</text:span><text:span text:style-name="T8">20</text:span><text:span text:style-name="T8">%-</text:span><text:span text:style-name="T8">100</text:span><text:span text:style-name="T8">%</text:span><text:span text:style-name="T8">）</text:span><text:span text:style-name="T8">、</text:span><text:span text:style-name="T8">effi</text:span><text:span text:style-name="T8">cie</text:span><text:span text:style-name="T8">ncy</text:span><text:span text:style-name="T8">（</text:span><text:span text:style-name="T8">5-</text:span><text:span text:style-name="T8">10</text:span><text:span text:style-name="T8">%</text:span><text:span text:style-name="T8">）</text:span><text:span text:style-name="T8">、</text:span><text:span text:style-name="T8">crit</text:span><text:span text:style-name="T8">（</text:span><text:span text:style-name="T8">1-</text:span><text:span text:style-name="T8">3</text:span><text:span text:style-name="T8">）</text:span><text:span text:style-name="T8">、</text:span><text:span text:style-name="T8">spe</text:span><text:span text:style-name="T8">cial</text:span><text:span text:style-name="T8">（</text:span><text:span text:style-name="T8">暂</text:span><text:span text:style-name="T8">无</text:span><text:span text:style-name="T8">）</text:span><text:span text:style-name="T8">;</text:span></text:p>
            <text:p text:style-name="P16"><text:span text:style-name="T8"><text:tab/></text:span><text:span text:style-name="T8">6). </text:span><text:span text:style-name="T8">套</text:span><text:span text:style-name="T8">装</text:span><text:span text:style-name="T8">gre</text:span><text:span text:style-name="T8">en</text:span><text:span text:style-name="T8">：</text:span><text:span text:style-name="T8">dur</text:span><text:span text:style-name="T8">abil</text:span><text:span text:style-name="T8">ity</text:span><text:span text:style-name="T8">（</text:span><text:span text:style-name="T8">20</text:span><text:span text:style-name="T8">%-</text:span><text:span text:style-name="T8">100</text:span><text:span text:style-name="T8">%</text:span><text:span text:style-name="T8">）</text:span><text:span text:style-name="T8">、</text:span><text:span text:style-name="T8">effi</text:span><text:span text:style-name="T8">cie</text:span><text:span text:style-name="T8">ncy</text:span><text:span text:style-name="T8">（</text:span><text:span text:style-name="T8">3.5</text:span><text:span text:style-name="T8">-</text:span><text:span text:style-name="T8">5%</text:span><text:span text:style-name="T8">）</text:span><text:span text:style-name="T8">、</text:span><text:span text:style-name="T8">crit</text:span><text:span text:style-name="T8">（</text:span><text:span text:style-name="T8">0.5</text:span><text:span text:style-name="T8">-</text:span><text:span text:style-name="T8">1%</text:span><text:span text:style-name="T8">）</text:span><text:span text:style-name="T8">、</text:span><text:span text:style-name="T8">spe</text:span><text:span text:style-name="T8">cial</text:span><text:span text:style-name="T8">（</text:span><text:span text:style-name="T8">暂</text:span><text:span text:style-name="T8">无</text:span><text:span text:style-name="T8">）</text:span><text:span text:style-name="T8">、</text:span><text:span text:style-name="T8">套</text:span><text:span text:style-name="T8">装</text:span><text:span text:style-name="T8">效</text:span><text:span text:style-name="T8">果</text:span><text:span text:style-name="T8">（</text:span><text:span text:style-name="T8">暂</text:span><text:span text:style-name="T8">无</text:span><text:span text:style-name="T8">）</text:span><text:span text:style-name="T8">;</text:span></text:p>
            <text:p text:style-name="P16"><text:span text:style-name="T8"/></text:p>
            <text:p><text:span text:style-name="T8">3</text:span><text:span text:style-name="T8">、</text:span><text:span text:style-name="T9">各</text:span><text:span text:style-name="T9">等</text:span><text:span text:style-name="T9">级</text:span><text:span text:style-name="T9">装</text:span><text:span text:style-name="T9">备</text:span><text:span text:style-name="T9">掉</text:span><text:span text:style-name="T9">率</text:span></text:p>
            <text:p text:style-name="P16"><text:span text:style-name="T8"><text:tab/></text:span><text:span text:style-name="T8">1). </text:span><text:span text:style-name="T8">5</text:span><text:span text:style-name="T8">公</text:span><text:span text:style-name="T8">里</text:span><text:span text:style-name="T8">内</text:span><text:span text:style-name="T8">：</text:span><text:span text:style-name="T8">掉</text:span><text:span text:style-name="T8">落</text:span><text:span text:style-name="T8">普</text:span><text:span text:style-name="T8">通</text:span><text:span text:style-name="T8">以</text:span><text:span text:style-name="T8">下</text:span><text:span text:style-name="T8">装</text:span><text:span text:style-name="T8">备</text:span><text:span text:style-name="T8">，</text:span><text:span text:style-name="T8">掉</text:span><text:span text:style-name="T8">率</text:span><text:span text:style-name="T8">&lt;3</text:span><text:span text:style-name="T8">0%</text:span><text:span text:style-name="T8">，</text:span><text:span text:style-name="T8">有</text:span><text:span text:style-name="T8">5%</text:span><text:span text:style-name="T8">几</text:span><text:span text:style-name="T8">率</text:span><text:span text:style-name="T8">升</text:span><text:span text:style-name="T8">级</text:span><text:span text:style-name="T8">为</text:span><text:span text:style-name="T8">优</text:span><text:span text:style-name="T8">秀</text:span><text:span text:style-name="T8">级</text:span><text:span text:style-name="T8">别</text:span><text:span text:style-name="T8">装</text:span><text:span text:style-name="T8">备</text:span><text:span text:style-name="T8">，</text:span><text:span text:style-name="T8">有</text:span><text:span text:style-name="T8">2%</text:span><text:span text:style-name="T8">几</text:span><text:span text:style-name="T8">率</text:span><text:span text:style-name="T8">升</text:span><text:span text:style-name="T8">级</text:span><text:span text:style-name="T8">为</text:span><text:span text:style-name="T8">精</text:span><text:span text:style-name="T8">良</text:span><text:span text:style-name="T8">级</text:span><text:span text:style-name="T8">别</text:span><text:span text:style-name="T8">装</text:span><text:span text:style-name="T8">备</text:span><text:span text:style-name="T8">，</text:span><text:span text:style-name="T8">有</text:span><text:span text:style-name="T8">0.5</text:span><text:span text:style-name="T8">%</text:span><text:span text:style-name="T8">几</text:span><text:span text:style-name="T8">率</text:span><text:span text:style-name="T8">升</text:span><text:span text:style-name="T8">级</text:span><text:span text:style-name="T8">为</text:span><text:span text:style-name="T8">史</text:span><text:span text:style-name="T8">诗</text:span><text:span text:style-name="T8">级</text:span><text:span text:style-name="T8">别</text:span><text:span text:style-name="T8">装</text:span><text:span text:style-name="T8">备</text:span><text:span text:style-name="T8">;</text:span></text:p>
            <text:p text:style-name="P16"><text:span text:style-name="T8"><text:tab/></text:span><text:span text:style-name="T8">2). </text:span><text:span text:style-name="T8">5-</text:span><text:span text:style-name="T8">10</text:span><text:span text:style-name="T8">公</text:span><text:span text:style-name="T8">里</text:span><text:span text:style-name="T8">：</text:span><text:span text:style-name="T8">掉</text:span><text:span text:style-name="T8">落</text:span><text:span text:style-name="T8">普</text:span><text:span text:style-name="T8">通</text:span><text:span text:style-name="T8">→</text:span><text:span text:style-name="T8">优</text:span><text:span text:style-name="T8">秀</text:span><text:span text:style-name="T8">装</text:span><text:span text:style-name="T8">备</text:span><text:span text:style-name="T8">，</text:span><text:span text:style-name="T8">普</text:span><text:span text:style-name="T8">通</text:span><text:span text:style-name="T8">级</text:span><text:span text:style-name="T8">别</text:span><text:span text:style-name="T8">装</text:span><text:span text:style-name="T8">备</text:span><text:span text:style-name="T8">掉</text:span><text:span text:style-name="T8">率</text:span><text:span text:style-name="T8">40</text:span><text:span text:style-name="T8">%</text:span><text:span text:style-name="T8">，</text:span><text:span text:style-name="T8">优</text:span><text:span text:style-name="T8">秀</text:span><text:span text:style-name="T8">级</text:span><text:span text:style-name="T8">别</text:span><text:span text:style-name="T8">装</text:span><text:span text:style-name="T8">备</text:span><text:span text:style-name="T8">掉</text:span><text:span text:style-name="T8">率</text:span><text:span text:style-name="T8">60</text:span><text:span text:style-name="T8">%</text:span><text:span text:style-name="T8">，</text:span><text:span text:style-name="T8">当</text:span><text:span text:style-name="T8">掉</text:span><text:span text:style-name="T8">落</text:span><text:span text:style-name="T8">优</text:span><text:span text:style-name="T8">秀</text:span><text:span text:style-name="T8">级</text:span><text:span text:style-name="T8">别</text:span><text:span text:style-name="T8">装</text:span><text:span text:style-name="T8">备</text:span><text:span text:style-name="T8">时</text:span><text:span text:style-name="T8">，</text:span><text:span text:style-name="T8">有</text:span><text:span text:style-name="T8">一</text:span><text:span text:style-name="T8">定</text:span><text:span text:style-name="T8">几</text:span><text:span text:style-name="T8">率</text:span><text:span text:style-name="T8">（</text:span><text:span text:style-name="T8">5%</text:span><text:span text:style-name="T8">）</text:span><text:span text:style-name="T8">升</text:span><text:span text:style-name="T8">级</text:span><text:span text:style-name="T8">为</text:span><text:span text:style-name="T8">精</text:span><text:span text:style-name="T8">良</text:span><text:span text:style-name="T8">级</text:span><text:span text:style-name="T8">别</text:span><text:span text:style-name="T8">装</text:span><text:span text:style-name="T8">备</text:span><text:span text:style-name="T8">，</text:span><text:span text:style-name="T8">有</text:span><text:span text:style-name="T8">2%</text:span><text:span text:style-name="T8">几</text:span><text:span text:style-name="T8">率</text:span><text:span text:style-name="T8">升</text:span><text:span text:style-name="T8">级</text:span><text:span text:style-name="T8">为</text:span><text:span text:style-name="T8">史</text:span><text:span text:style-name="T8">诗</text:span><text:span text:style-name="T8">级</text:span><text:span text:style-name="T8">别</text:span><text:span text:style-name="T8">装</text:span><text:span text:style-name="T8">备</text:span><text:span text:style-name="T8">;</text:span></text:p>
            <text:p text:style-name="P16"><text:span text:style-name="T8"><text:tab/></text:span><text:span text:style-name="T8">3). </text:span><text:span text:style-name="T8">10-</text:span><text:span text:style-name="T8">20</text:span><text:span text:style-name="T8">公</text:span><text:span text:style-name="T8">里</text:span><text:span text:style-name="T8">：</text:span><text:span text:style-name="T8">掉</text:span><text:span text:style-name="T8">落</text:span><text:span text:style-name="T8">优</text:span><text:span text:style-name="T8">秀</text:span><text:span text:style-name="T8">→</text:span><text:span text:style-name="T8">精</text:span><text:span text:style-name="T8">良</text:span><text:span text:style-name="T8">以</text:span><text:span text:style-name="T8">下</text:span><text:span text:style-name="T8">装</text:span><text:span text:style-name="T8">备</text:span><text:span text:style-name="T8">，</text:span><text:span text:style-name="T8">优</text:span><text:span text:style-name="T8">秀</text:span><text:span text:style-name="T8">级</text:span><text:span text:style-name="T8">别</text:span><text:span text:style-name="T8">装</text:span><text:span text:style-name="T8">备</text:span><text:span text:style-name="T8">掉</text:span><text:span text:style-name="T8">率</text:span><text:span text:style-name="T8">40</text:span><text:span text:style-name="T8">%</text:span><text:span text:style-name="T8">，</text:span><text:span text:style-name="T8">精</text:span><text:span text:style-name="T8">良</text:span><text:span text:style-name="T8">级</text:span><text:span text:style-name="T8">别</text:span><text:span text:style-name="T8">装</text:span><text:span text:style-name="T8">备</text:span><text:span text:style-name="T8">掉</text:span><text:span text:style-name="T8">率</text:span><text:span text:style-name="T8">60</text:span><text:span text:style-name="T8">%</text:span><text:span text:style-name="T8">，</text:span><text:span text:style-name="T8">当</text:span><text:span text:style-name="T8">掉</text:span><text:span text:style-name="T8">落</text:span><text:span text:style-name="T8">精</text:span><text:span text:style-name="T8">良</text:span><text:span text:style-name="T8">级</text:span><text:span text:style-name="T8">别</text:span><text:span text:style-name="T8">装</text:span><text:span text:style-name="T8">备</text:span><text:span text:style-name="T8">时</text:span><text:span text:style-name="T8">，</text:span><text:span text:style-name="T8">有</text:span><text:span text:style-name="T8">一</text:span><text:span text:style-name="T8">定</text:span><text:span text:style-name="T8">几</text:span><text:span text:style-name="T8">率</text:span><text:span text:style-name="T8">（</text:span><text:span text:style-name="T8">5%</text:span><text:span text:style-name="T8">）</text:span><text:span text:style-name="T8">升</text:span><text:span text:style-name="T8">级</text:span><text:span text:style-name="T8">为</text:span><text:span text:style-name="T8">史</text:span><text:span text:style-name="T8">诗</text:span><text:span text:style-name="T8">级</text:span><text:span text:style-name="T8">别</text:span><text:span text:style-name="T8">装</text:span><text:span text:style-name="T8">备</text:span><text:span text:style-name="T8">;</text:span></text:p>
            <text:p text:style-name="P16"><text:span text:style-name="T8"><text:tab/></text:span><text:span text:style-name="T8">4). </text:span><text:span text:style-name="T8">20-</text:span><text:span text:style-name="T8">40</text:span><text:span text:style-name="T8">公</text:span><text:span text:style-name="T8">里</text:span><text:span text:style-name="T8">：</text:span><text:span text:style-name="T8">掉</text:span><text:span text:style-name="T8">落</text:span><text:span text:style-name="T8">精</text:span><text:span text:style-name="T8">良</text:span><text:span text:style-name="T8">→</text:span><text:span text:style-name="T8">史</text:span><text:span text:style-name="T8">诗</text:span><text:span text:style-name="T8">装</text:span><text:span text:style-name="T8">备</text:span><text:span text:style-name="T8">，</text:span><text:span text:style-name="T8">精</text:span><text:span text:style-name="T8">良</text:span><text:span text:style-name="T8">掉</text:span><text:span text:style-name="T8">率</text:span><text:span text:style-name="T8">（</text:span><text:span text:style-name="T8">40</text:span><text:span text:style-name="T8">%</text:span><text:span text:style-name="T8">）</text:span><text:span text:style-name="T8">，</text:span><text:span text:style-name="T8">史</text:span><text:span text:style-name="T8">诗</text:span><text:span text:style-name="T8">（</text:span><text:span text:style-name="T8">60</text:span><text:span text:style-name="T8">%</text:span><text:span text:style-name="T8">）</text:span><text:span text:style-name="T8">，</text:span><text:span text:style-name="T8">史</text:span><text:span text:style-name="T8">诗</text:span><text:span text:style-name="T8">有</text:span><text:span text:style-name="T8">几</text:span><text:span text:style-name="T8">率</text:span><text:span text:style-name="T8">（</text:span><text:span text:style-name="T8">1%</text:span><text:span text:style-name="T8">）</text:span><text:span text:style-name="T8">升</text:span><text:span text:style-name="T8">级</text:span><text:span text:style-name="T8">为</text:span><text:span text:style-name="T8">传</text:span><text:span text:style-name="T8">说</text:span><text:span text:style-name="T8">级</text:span><text:span text:style-name="T8">别</text:span><text:span text:style-name="T8">装</text:span><text:span text:style-name="T8">备</text:span><text:span text:style-name="T8">；</text:span></text:p>
            <text:p text:style-name="P16"><text:span text:style-name="T8"><text:tab/></text:span><text:span text:style-name="T8">5). </text:span><text:span text:style-name="T8">3</text:span><text:span text:style-name="T8">公</text:span><text:span text:style-name="T8">里</text:span><text:span text:style-name="T8">以</text:span><text:span text:style-name="T8">上</text:span><text:span text:style-name="T8">：</text:span><text:span text:style-name="T8">均</text:span><text:span text:style-name="T8">有</text:span><text:span text:style-name="T8">0.1</text:span><text:span text:style-name="T8">%</text:span><text:span text:style-name="T8">的</text:span><text:span text:style-name="T8">几</text:span><text:span text:style-name="T8">率</text:span><text:span text:style-name="T8">掉</text:span><text:span text:style-name="T8">落</text:span><text:span text:style-name="T8">传</text:span><text:span text:style-name="T8">说</text:span><text:span text:style-name="T8">级</text:span><text:span text:style-name="T8">别</text:span><text:span text:style-name="T8">装</text:span><text:span text:style-name="T8">备</text:span><text:span text:style-name="T8">；</text:span></text:p>
            <text:p text:style-name="P16"><text:span text:style-name="T8"><text:tab/></text:span><text:span text:style-name="T8">6). </text:span><text:span text:style-name="T8">半</text:span><text:span text:style-name="T8">程</text:span><text:span text:style-name="T8">马</text:span><text:span text:style-name="T8">拉</text:span><text:span text:style-name="T8">松</text:span><text:span text:style-name="T8">：</text:span><text:span text:style-name="T8">完</text:span><text:span text:style-name="T8">成</text:span><text:span text:style-name="T8">半</text:span><text:span text:style-name="T8">程</text:span><text:span text:style-name="T8">马</text:span><text:span text:style-name="T8">拉</text:span><text:span text:style-name="T8">松</text:span><text:span text:style-name="T8">（</text:span><text:span text:style-name="T8">21.</text:span><text:span text:style-name="T8">09</text:span><text:span text:style-name="T8">KM</text:span><text:span text:style-name="T8">）</text:span><text:span text:style-name="T8">，</text:span><text:span text:style-name="T8">额</text:span><text:span text:style-name="T8">外</text:span><text:span text:style-name="T8">的</text:span><text:span text:style-name="T8">必</text:span><text:span text:style-name="T8">掉</text:span><text:span text:style-name="T8">一</text:span><text:span text:style-name="T8">件</text:span><text:span text:style-name="T8">精</text:span><text:span text:style-name="T8">良</text:span><text:span text:style-name="T8">级</text:span><text:span text:style-name="T8">别</text:span><text:span text:style-name="T8">装</text:span><text:span text:style-name="T8">备</text:span><text:span text:style-name="T8">；</text:span></text:p>
            <text:p text:style-name="P16"><text:span text:style-name="T8"><text:tab/></text:span><text:span text:style-name="T8">7). </text:span><text:span text:style-name="T8">全</text:span><text:span text:style-name="T8">程</text:span><text:span text:style-name="T8">马</text:span><text:span text:style-name="T8">拉</text:span><text:span text:style-name="T8">松</text:span><text:span text:style-name="T8">：</text:span><text:span text:style-name="T8">完</text:span><text:span text:style-name="T8">成</text:span><text:span text:style-name="T8">全</text:span><text:span text:style-name="T8">程</text:span><text:span text:style-name="T8">马</text:span><text:span text:style-name="T8">拉</text:span><text:span text:style-name="T8">松</text:span><text:span text:style-name="T8">（</text:span><text:span text:style-name="T8">42.</text:span><text:span text:style-name="T8">195</text:span><text:span text:style-name="T8">KM</text:span><text:span text:style-name="T8">）</text:span><text:span text:style-name="T8">，</text:span><text:span text:style-name="T8">额</text:span><text:span text:style-name="T8">外</text:span><text:span text:style-name="T8">的</text:span><text:span text:style-name="T8">必</text:span><text:span text:style-name="T8">掉</text:span><text:span text:style-name="T8">一</text:span><text:span text:style-name="T8">件</text:span><text:span text:style-name="T8">史</text:span><text:span text:style-name="T8">诗</text:span><text:span text:style-name="T8">级</text:span><text:span text:style-name="T8">装</text:span><text:span text:style-name="T8">备</text:span><text:span text:style-name="T8">;</text:span></text:p>
            <text:p text:style-name="P16"><text:span text:style-name="T8"><text:tab/></text:span><text:span text:style-name="T8">8). </text:span><text:span text:style-name="T8">AP</text:span><text:span text:style-name="T8">P</text:span><text:span text:style-name="T8">内</text:span><text:span text:style-name="T8">线</text:span><text:span text:style-name="T8">上</text:span><text:span text:style-name="T8">赛</text:span><text:span text:style-name="T8">有</text:span><text:span text:style-name="T8">额</text:span><text:span text:style-name="T8">外</text:span><text:span text:style-name="T8">的</text:span><text:span text:style-name="T8">几</text:span><text:span text:style-name="T8">率</text:span><text:span text:style-name="T8">（</text:span><text:span text:style-name="T8">10</text:span><text:span text:style-name="T8">%</text:span><text:span text:style-name="T8">）</text:span><text:span text:style-name="T8">掉</text:span><text:span text:style-name="T8">落</text:span><text:span text:style-name="T8">绿</text:span><text:span text:style-name="T8">色</text:span><text:span text:style-name="T8">套</text:span><text:span text:style-name="T8">装</text:span></text:p>
            <text:p text:style-name="P16"><text:span text:style-name="T8"/></text:p>
            <text:p><text:span text:style-name="T8">4</text:span><text:span text:style-name="T8">、</text:span><text:span text:style-name="T9">装</text:span><text:span text:style-name="T9">备</text:span><text:span text:style-name="T9">掉</text:span><text:span text:style-name="T9">落</text:span><text:span text:style-name="T9">时</text:span><text:span text:style-name="T9">升</text:span><text:span text:style-name="T9">级</text:span><text:span text:style-name="T9">机</text:span><text:span text:style-name="T9">制</text:span><text:span text:style-name="T8">：</text:span></text:p>
            <text:p><text:span text:style-name="T8">掉</text:span><text:span text:style-name="T8">落</text:span><text:span text:style-name="T8">等</text:span><text:span text:style-name="T8">级</text:span><text:span text:style-name="T8">为</text:span><text:span text:style-name="T8">n</text:span><text:span text:style-name="T8">的</text:span><text:span text:style-name="T8">装</text:span><text:span text:style-name="T8">备</text:span><text:span text:style-name="T8">时</text:span><text:span text:style-name="T8">，</text:span><text:span text:style-name="T8">有</text:span><text:span text:style-name="T8">5%</text:span><text:span text:style-name="T8">的</text:span><text:span text:style-name="T8">几</text:span><text:span text:style-name="T8">率</text:span><text:span text:style-name="T8">升</text:span><text:span text:style-name="T8">级</text:span><text:span text:style-name="T8">为</text:span><text:span text:style-name="T8">n+</text:span><text:span text:style-name="T8">1</text:span><text:span text:style-name="T8">级</text:span><text:span text:style-name="T8">别</text:span><text:span text:style-name="T8">的</text:span><text:span text:style-name="T8">装</text:span><text:span text:style-name="T8">备</text:span><text:span text:style-name="T8">，</text:span><text:span text:style-name="T8">有</text:span><text:span text:style-name="T8">1%</text:span><text:span text:style-name="T8">的</text:span><text:span text:style-name="T8">几</text:span><text:span text:style-name="T8">率</text:span><text:span text:style-name="T8">升</text:span><text:span text:style-name="T8">级</text:span><text:span text:style-name="T8">为</text:span><text:span text:style-name="T8">n+</text:span><text:span text:style-name="T8">2</text:span><text:span text:style-name="T8">级</text:span><text:span text:style-name="T8">别</text:span><text:span text:style-name="T8">的</text:span><text:span text:style-name="T8">装</text:span><text:span text:style-name="T8">备</text:span><text:span text:style-name="T8">，</text:span><text:span text:style-name="T8">有</text:span><text:span text:style-name="T8">0.2</text:span><text:span text:style-name="T8">%</text:span><text:span text:style-name="T8">的</text:span><text:span text:style-name="T8">几</text:span><text:span text:style-name="T8">率</text:span><text:span text:style-name="T8">升</text:span><text:span text:style-name="T8">级</text:span><text:span text:style-name="T8">为</text:span><text:span text:style-name="T8">n+</text:span><text:span text:style-name="T8">3</text:span><text:span text:style-name="T8">级</text:span><text:span text:style-name="T8">别</text:span><text:span text:style-name="T8">的</text:span><text:span text:style-name="T8">装</text:span><text:span text:style-name="T8">备</text:span><text:span text:style-name="T8">，</text:span><text:span text:style-name="T8">以</text:span><text:span text:style-name="T8">此</text:span><text:span text:style-name="T8">类</text:span><text:span text:style-name="T8">推</text:span><text:span text:style-name="T8">。</text:span><text:span text:style-name="T8">举</text:span><text:span text:style-name="T8">例</text:span><text:span text:style-name="T8">：</text:span></text:p>
            <text:p><text:span text:style-name="T8">比</text:span><text:span text:style-name="T8">如</text:span><text:span text:style-name="T8">某</text:span><text:span text:style-name="T8">用</text:span><text:span text:style-name="T8">户</text:span><text:span text:style-name="T8">跑</text:span><text:span text:style-name="T8">步</text:span><text:span text:style-name="T8">5</text:span><text:span text:style-name="T8">公</text:span><text:span text:style-name="T8">里</text:span><text:span text:style-name="T8">，</text:span><text:span text:style-name="T8">掉</text:span><text:span text:style-name="T8">落</text:span><text:span text:style-name="T8">了</text:span><text:span text:style-name="T8">一</text:span><text:span text:style-name="T8">件</text:span><text:span text:style-name="T8">普</text:span><text:span text:style-name="T8">通</text:span><text:span text:style-name="T8">级</text:span><text:span text:style-name="T8">别</text:span><text:span text:style-name="T8">的</text:span><text:span text:style-name="T8">鞋</text:span><text:span text:style-name="T8">子</text:span><text:span text:style-name="T8">，</text:span><text:span text:style-name="T8">那</text:span><text:span text:style-name="T8">么</text:span><text:span text:style-name="T8">系</text:span><text:span text:style-name="T8">统</text:span><text:span text:style-name="T8">在</text:span><text:span text:style-name="T8">该</text:span><text:span text:style-name="T8">装</text:span><text:span text:style-name="T8">备</text:span><text:span text:style-name="T8">提</text:span><text:span text:style-name="T8">交</text:span><text:span text:style-name="T8">给</text:span><text:span text:style-name="T8">用</text:span><text:span text:style-name="T8">户</text:span><text:span text:style-name="T8">前</text:span><text:span text:style-name="T8">有</text:span><text:span text:style-name="T8">5%</text:span><text:span text:style-name="T8">的</text:span><text:span text:style-name="T8">几</text:span><text:span text:style-name="T8">率</text:span><text:span text:style-name="T8">升</text:span><text:span text:style-name="T8">级</text:span><text:span text:style-name="T8">为</text:span><text:span text:style-name="T8">优</text:span><text:span text:style-name="T8">秀</text:span><text:span text:style-name="T8">级</text:span><text:span text:style-name="T8">别</text:span><text:span text:style-name="T8">的</text:span><text:span text:style-name="T8">鞋</text:span><text:span text:style-name="T8">子</text:span><text:span text:style-name="T8">，</text:span><text:span text:style-name="T8">有</text:span><text:span text:style-name="T8">1%</text:span><text:span text:style-name="T8">的</text:span><text:span text:style-name="T8">几</text:span><text:span text:style-name="T8">率</text:span><text:span text:style-name="T8">升</text:span><text:span text:style-name="T8">级</text:span><text:span text:style-name="T8">为</text:span><text:span text:style-name="T8">精</text:span><text:span text:style-name="T8">良</text:span><text:span text:style-name="T8">级</text:span><text:span text:style-name="T8">别</text:span><text:span text:style-name="T8">的</text:span><text:span text:style-name="T8">鞋</text:span><text:span text:style-name="T8">子</text:span><text:span text:style-name="T8">，</text:span><text:span text:style-name="T8">有</text:span><text:span text:style-name="T8">0.2</text:span><text:span text:style-name="T8">%</text:span><text:span text:style-name="T8">的</text:span><text:span text:style-name="T8">几</text:span><text:span text:style-name="T8">率</text:span><text:span text:style-name="T8">升</text:span><text:span text:style-name="T8">级</text:span><text:span text:style-name="T8">为</text:span><text:span text:style-name="T8">史</text:span><text:span text:style-name="T8">诗</text:span><text:span text:style-name="T8">级</text:span><text:span text:style-name="T8">别</text:span><text:span text:style-name="T8">的</text:span><text:span text:style-name="T8">鞋</text:span><text:span text:style-name="T8">子</text:span><text:span text:style-name="T8">，</text:span><text:span text:style-name="T8">有</text:span><text:span text:style-name="T8">0.0</text:span><text:span text:style-name="T8">4%</text:span><text:span text:style-name="T8">的</text:span><text:span text:style-name="T8">几</text:span><text:span text:style-name="T8">率</text:span><text:span text:style-name="T8">升</text:span><text:span text:style-name="T8">级</text:span><text:span text:style-name="T8">为</text:span><text:span text:style-name="T8">传</text:span><text:span text:style-name="T8">说</text:span><text:span text:style-name="T8">级</text:span><text:span text:style-name="T8">别</text:span><text:span text:style-name="T8">的</text:span><text:span text:style-name="T8">鞋</text:span><text:span text:style-name="T8">子</text:span><text:span text:style-name="T8">。</text:span></text:p>
            <text:p text:style-name="P16"><text:span text:style-name="T8"/></text:p>
            <text:p text:style-name="P16"><text:span text:style-name="T8"/></text:p>
          </draw:text-box>
        </draw:frame>
      </draw:page>
      <draw:page draw:name="page8" draw:style-name="dp1" draw:master-page-name="Default">
        <draw:frame draw:style-name="gr38" draw:text-style-name="P19" draw:layer="layout" svg:width="19cm" svg:height="1.397cm" svg:x="1cm" svg:y="1cm">
          <draw:text-box>
            <text:p text:style-name="P18"><text:span text:style-name="T6">业</text:span><text:span text:style-name="T6">务</text:span><text:span text:style-name="T6">实</text:span><text:span text:style-name="T6">体</text:span><text:span text:style-name="T6">的</text:span><text:span text:style-name="T6">设</text:span><text:span text:style-name="T6">计</text:span><text:span text:style-name="T6">及</text:span><text:span text:style-name="T6">关</text:span><text:span text:style-name="T6">系</text:span><text:span text:style-name="T6">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09:54.937649218</meta:creation-date>
    <dc:date>2019-03-20T15:57:51.175986599</dc:date>
    <meta:editing-duration>PT18H27M39S</meta:editing-duration>
    <meta:editing-cycles>33</meta:editing-cycles>
    <meta:generator>LibreOffice/6.0.7.3$Linux_X86_64 LibreOffice_project/00m0$Build-3</meta:generator>
    <meta:document-statistic meta:object-count="108"/>
  </office:meta>
</office:document-meta>
</file>